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02000000020DE3E8490DF0DAE50.png" manifest:media-type="image/png"/>
  <manifest:file-entry manifest:full-path="Pictures/10000201000000C100000075AC5B30B75DB49A9A.png" manifest:media-type="image/png"/>
  <manifest:file-entry manifest:full-path="Pictures/1000020100000318000002704CF66D1F7E7A6ACC.png" manifest:media-type="image/png"/>
  <manifest:file-entry manifest:full-path="Pictures/100002000000004000000040A65F96BC6FC673EA.png" manifest:media-type="image/png"/>
  <manifest:file-entry manifest:full-path="Pictures/100002010000034600000069154481976CCCA80F.png" manifest:media-type="image/png"/>
  <manifest:file-entry manifest:full-path="Pictures/1000020000000020000000200BC96461F36BE418.png" manifest:media-type="image/png"/>
  <manifest:file-entry manifest:full-path="Pictures/100002010000024C000003535D5C71F1AF614ECE.png" manifest:media-type="image/png"/>
  <manifest:file-entry manifest:full-path="Pictures/1000000000000146000000B19C27E79FEE0DB04D.png" manifest:media-type="image/png"/>
  <manifest:file-entry manifest:full-path="Pictures/10000201000003E8000000D2325D0D779E2D1417.png" manifest:media-type="image/png"/>
  <manifest:file-entry manifest:full-path="Pictures/10000000000001C20000010E44A613DAB2ADF808.jpg" manifest:media-type="image/jpeg"/>
  <manifest:file-entry manifest:full-path="Pictures/100000000000020E0000005D464D7B6E0CACE1B2.png" manifest:media-type="image/png"/>
  <manifest:file-entry manifest:full-path="Pictures/1000020100000254000001B9F5112E6B4ED5911D.png" manifest:media-type="image/png"/>
  <manifest:file-entry manifest:full-path="Pictures/10000201000001BE000001B45A65AE5A9E21387E.png" manifest:media-type="image/png"/>
  <manifest:file-entry manifest:full-path="Pictures/10000000000000F0000000F0F7159F64F57F873D.png" manifest:media-type="image/png"/>
  <manifest:file-entry manifest:full-path="Pictures/100002010000013C0000015767C0F399DBEF6FD4.png" manifest:media-type="image/png"/>
  <manifest:file-entry manifest:full-path="Pictures/10000000000002710000019961DB8D8BD5B3932C.png" manifest:media-type="image/png"/>
  <manifest:file-entry manifest:full-path="Pictures/10000000000001510000016B2CEBA5823936B47F.png" manifest:media-type="image/png"/>
  <manifest:file-entry manifest:full-path="Pictures/10000201000001A600000178FB105DE706012EA8.png" manifest:media-type="image/png"/>
  <manifest:file-entry manifest:full-path="Pictures/1000000000000372000002338613C06014F8DCF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3" style:family="table">
      <style:table-properties style:width="17cm" table:align="margins"/>
    </style:style>
    <style:style style:name="Table3.A" style:family="table-column">
      <style:table-column-properties style:column-width="5.001cm" style:rel-column-width="19279*"/>
    </style:style>
    <style:style style:name="Table3.B" style:family="table-column">
      <style:table-column-properties style:column-width="4.999cm" style:rel-column-width="19272*"/>
    </style:style>
    <style:style style:name="Table3.C" style:family="table-column">
      <style:table-column-properties style:column-width="6.999cm" style:rel-column-width="26984*"/>
    </style:style>
    <style:style style:name="Table3.A1" style:family="table-cell">
      <style:table-cell-properties style:vertical-align="middle" fo:padding="0cm" fo:border="none"/>
    </style:style>
    <style:style style:name="Table2" style:family="table">
      <style:table-properties style:width="17cm" fo:margin-left="0cm" fo:margin-right="0cm" fo:margin-top="0.3cm" fo:margin-bottom="0.3cm" table:align="margins" style:may-break-between-rows="true"/>
    </style:style>
    <style:style style:name="Table2.A" style:family="table-column">
      <style:table-column-properties style:column-width="4.796cm" style:rel-column-width="18488*"/>
    </style:style>
    <style:style style:name="Table2.B" style:family="table-column">
      <style:table-column-properties style:column-width="6.001cm" style:rel-column-width="23132*"/>
    </style:style>
    <style:style style:name="Table2.C" style:family="table-column">
      <style:table-column-properties style:column-width="6.204cm" style:rel-column-width="23915*"/>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d54e90"/>
    </style:style>
    <style:style style:name="P3" style:family="paragraph" style:parent-style-name="Footer">
      <style:text-properties officeooo:paragraph-rsid="0029a911"/>
    </style:style>
    <style:style style:name="P4" style:family="paragraph" style:parent-style-name="Text_20_body">
      <style:text-properties officeooo:paragraph-rsid="0136574d"/>
    </style:style>
    <style:style style:name="P5" style:family="paragraph" style:parent-style-name="Text_20_body">
      <style:text-properties officeooo:paragraph-rsid="01868907"/>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18ed73e"/>
    </style:style>
    <style:style style:name="P8" style:family="paragraph" style:parent-style-name="Text_20_body">
      <style:text-properties officeooo:paragraph-rsid="00b64c3f"/>
    </style:style>
    <style:style style:name="P9" style:family="paragraph" style:parent-style-name="Text_20_body">
      <style:text-properties officeooo:paragraph-rsid="00a581ea"/>
    </style:style>
    <style:style style:name="P10" style:family="paragraph" style:parent-style-name="Text_20_body">
      <style:text-properties officeooo:rsid="00da7977"/>
    </style:style>
    <style:style style:name="P11" style:family="paragraph" style:parent-style-name="Text_20_body">
      <style:text-properties officeooo:paragraph-rsid="00f6d1da"/>
    </style:style>
    <style:style style:name="P12" style:family="paragraph" style:parent-style-name="Text_20_body">
      <style:text-properties officeooo:rsid="010eb66c" officeooo:paragraph-rsid="010eb66c"/>
    </style:style>
    <style:style style:name="P13" style:family="paragraph" style:parent-style-name="Text_20_body">
      <style:text-properties officeooo:rsid="01136118" officeooo:paragraph-rsid="01136118"/>
    </style:style>
    <style:style style:name="P14" style:family="paragraph" style:parent-style-name="Text_20_body">
      <style:text-properties officeooo:rsid="01136118" officeooo:paragraph-rsid="0136574d"/>
    </style:style>
    <style:style style:name="P15" style:family="paragraph" style:parent-style-name="Text_20_body">
      <style:text-properties officeooo:paragraph-rsid="012644f9"/>
    </style:style>
    <style:style style:name="P16" style:family="paragraph" style:parent-style-name="Text_20_body">
      <style:text-properties officeooo:paragraph-rsid="012721fa"/>
    </style:style>
    <style:style style:name="P17" style:family="paragraph" style:parent-style-name="Text_20_body">
      <style:text-properties officeooo:paragraph-rsid="017554d4"/>
    </style:style>
    <style:style style:name="P18" style:family="paragraph" style:parent-style-name="Text_20_body">
      <style:text-properties officeooo:paragraph-rsid="0186ad12"/>
    </style:style>
    <style:style style:name="P19" style:family="paragraph" style:parent-style-name="Text_20_body">
      <style:text-properties officeooo:paragraph-rsid="018ed73e"/>
    </style:style>
    <style:style style:name="P20" style:family="paragraph" style:parent-style-name="Text_20_body">
      <style:text-properties officeooo:paragraph-rsid="018f5ccf"/>
    </style:style>
    <style:style style:name="P21" style:family="paragraph" style:parent-style-name="Text_20_body">
      <style:text-properties officeooo:paragraph-rsid="00da7977"/>
    </style:style>
    <style:style style:name="P22" style:family="paragraph" style:parent-style-name="Text_20_body">
      <style:text-properties officeooo:paragraph-rsid="0119a83a"/>
    </style:style>
    <style:style style:name="P23" style:family="paragraph" style:parent-style-name="Text_20_body">
      <style:text-properties officeooo:rsid="0108802a" officeooo:paragraph-rsid="0108802a"/>
    </style:style>
    <style:style style:name="P24" style:family="paragraph" style:parent-style-name="Text_20_body">
      <style:text-properties officeooo:paragraph-rsid="01c367d6"/>
    </style:style>
    <style:style style:name="P25" style:family="paragraph" style:parent-style-name="Text_20_body">
      <style:text-properties officeooo:paragraph-rsid="01da9e4b"/>
    </style:style>
    <style:style style:name="P26" style:family="paragraph" style:parent-style-name="Text_20_body">
      <style:text-properties officeooo:paragraph-rsid="0149bc8e"/>
    </style:style>
    <style:style style:name="P27" style:family="paragraph" style:parent-style-name="Text_20_body">
      <style:text-properties officeooo:paragraph-rsid="01de24f7"/>
    </style:style>
    <style:style style:name="P28" style:family="paragraph" style:parent-style-name="Text_20_body">
      <style:text-properties officeooo:paragraph-rsid="01e17229"/>
    </style:style>
    <style:style style:name="P29" style:family="paragraph" style:parent-style-name="Text_20_body">
      <style:text-properties officeooo:rsid="00e09976" officeooo:paragraph-rsid="00e09976"/>
    </style:style>
    <style:style style:name="P30" style:family="paragraph" style:parent-style-name="Text_20_body">
      <style:text-properties officeooo:rsid="01ef10c4" officeooo:paragraph-rsid="01ef10c4"/>
    </style:style>
    <style:style style:name="P31" style:family="paragraph" style:parent-style-name="Text_20_body">
      <style:text-properties officeooo:rsid="011bd0ac" officeooo:paragraph-rsid="01f88276"/>
    </style:style>
    <style:style style:name="P32" style:family="paragraph" style:parent-style-name="Text_20_body">
      <style:text-properties officeooo:rsid="01f88276" officeooo:paragraph-rsid="01f88276"/>
    </style:style>
    <style:style style:name="P33" style:family="paragraph" style:parent-style-name="Text_20_body">
      <style:text-properties officeooo:paragraph-rsid="01f88276"/>
    </style:style>
    <style:style style:name="P34" style:family="paragraph" style:parent-style-name="Text_20_body">
      <style:text-properties officeooo:paragraph-rsid="00c46bb9"/>
    </style:style>
    <style:style style:name="P35" style:family="paragraph" style:parent-style-name="Text_20_body">
      <style:text-properties officeooo:paragraph-rsid="01fe3ed9"/>
    </style:style>
    <style:style style:name="P36" style:family="paragraph" style:parent-style-name="Text_20_body">
      <style:text-properties officeooo:rsid="00fd8aed" officeooo:paragraph-rsid="01fe3ed9"/>
    </style:style>
    <style:style style:name="P37" style:family="paragraph" style:parent-style-name="Text_20_body">
      <style:text-properties fo:font-weight="normal" officeooo:rsid="000a035b" officeooo:paragraph-rsid="0206a3d7" style:font-weight-asian="normal" style:font-weight-complex="normal"/>
    </style:style>
    <style:style style:name="P38" style:family="paragraph" style:parent-style-name="Text_20_body">
      <style:text-properties fo:font-weight="normal" officeooo:rsid="018650cb" officeooo:paragraph-rsid="0206a3d7" style:font-weight-asian="normal" style:font-weight-complex="normal"/>
    </style:style>
    <style:style style:name="P39" style:family="paragraph" style:parent-style-name="Text_20_body">
      <style:text-properties officeooo:rsid="000a52f1" officeooo:paragraph-rsid="0206a3d7"/>
    </style:style>
    <style:style style:name="P40" style:family="paragraph" style:parent-style-name="Text_20_body">
      <style:text-properties officeooo:paragraph-rsid="0206d84e"/>
    </style:style>
    <style:style style:name="P41" style:family="paragraph" style:parent-style-name="Text_20_Note">
      <style:text-properties officeooo:paragraph-rsid="018ed73e"/>
    </style:style>
    <style:style style:name="P42" style:family="paragraph" style:parent-style-name="Text_20_Note">
      <style:text-properties officeooo:rsid="0105a72c" officeooo:paragraph-rsid="010444a9"/>
    </style:style>
    <style:style style:name="P43" style:family="paragraph" style:parent-style-name="Text_20_Note">
      <style:text-properties officeooo:paragraph-rsid="01da9e4b"/>
    </style:style>
    <style:style style:name="P44" style:family="paragraph" style:parent-style-name="Text_20_Note">
      <style:text-properties fo:language="en" fo:country="US" officeooo:rsid="01881c6c" officeooo:paragraph-rsid="0206a3d7"/>
    </style:style>
    <style:style style:name="P45" style:family="paragraph" style:parent-style-name="Text_20_Note">
      <style:text-properties officeooo:rsid="01881c6c" officeooo:paragraph-rsid="0206a3d7"/>
    </style:style>
    <style:style style:name="P46"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47" style:family="paragraph" style:parent-style-name="Text_20_body" style:master-page-name="">
      <style:paragraph-properties style:page-number="auto" fo:keep-with-next="always"/>
    </style:style>
    <style:style style:name="P48" style:family="paragraph" style:parent-style-name="Text_20_body" style:master-page-name="">
      <style:paragraph-properties style:page-number="auto" fo:keep-with-next="always"/>
      <style:text-properties officeooo:paragraph-rsid="00dc5682"/>
    </style:style>
    <style:style style:name="P49" style:family="paragraph" style:parent-style-name="Text_20_body" style:master-page-name="">
      <style:paragraph-properties style:page-number="auto" fo:keep-with-next="always"/>
      <style:text-properties officeooo:paragraph-rsid="00f6d1da"/>
    </style:style>
    <style:style style:name="P50" style:family="paragraph" style:parent-style-name="Text_20_body" style:master-page-name="">
      <style:paragraph-properties style:page-number="auto"/>
    </style:style>
    <style:style style:name="P51" style:family="paragraph" style:parent-style-name="Text_20_body" style:master-page-name="">
      <style:paragraph-properties fo:keep-together="always" fo:orphans="0" fo:widows="0" style:page-number="auto"/>
    </style:style>
    <style:style style:name="P52" style:family="paragraph" style:parent-style-name="Text_20_body" style:master-page-name="">
      <style:paragraph-properties fo:keep-together="always" fo:orphans="0" fo:widows="0" style:page-number="auto"/>
      <style:text-properties officeooo:paragraph-rsid="01e17229"/>
    </style:style>
    <style:style style:name="P53" style:family="paragraph" style:parent-style-name="Text_20_Body_20_List_20_Intro" style:master-page-name="">
      <style:paragraph-properties style:page-number="auto"/>
    </style:style>
    <style:style style:name="P54" style:family="paragraph" style:parent-style-name="Text_20_Body_20_List_20_Intro" style:master-page-name="">
      <style:paragraph-properties style:page-number="auto"/>
      <style:text-properties officeooo:paragraph-rsid="01e17229"/>
    </style:style>
    <style:style style:name="P55" style:family="paragraph" style:parent-style-name="Table_20_Contents">
      <style:text-properties officeooo:rsid="0185835f" officeooo:paragraph-rsid="01da9e4b"/>
    </style:style>
    <style:style style:name="P56" style:family="paragraph" style:parent-style-name="Table_20_Contents">
      <style:text-properties officeooo:rsid="0185835f" officeooo:paragraph-rsid="01e9d19f"/>
    </style:style>
    <style:style style:name="P57" style:family="paragraph" style:parent-style-name="Table_20_Contents">
      <style:text-properties officeooo:paragraph-rsid="018f5ccf"/>
    </style:style>
    <style:style style:name="P58" style:family="paragraph" style:parent-style-name="Table_20_Contents">
      <style:text-properties officeooo:rsid="01da9e4b" officeooo:paragraph-rsid="01da9e4b"/>
    </style:style>
    <style:style style:name="P59" style:family="paragraph" style:parent-style-name="Table_20_Contents">
      <style:text-properties officeooo:rsid="0206d84e" officeooo:paragraph-rsid="0206d84e"/>
    </style:style>
    <style:style style:name="P60" style:family="paragraph" style:parent-style-name="Table_20_Contents">
      <style:text-properties officeooo:rsid="020d128e" officeooo:paragraph-rsid="020d128e"/>
    </style:style>
    <style:style style:name="P61" style:family="paragraph" style:parent-style-name="Title">
      <style:text-properties fo:language="en" fo:country="US" officeooo:rsid="001f0121" officeooo:paragraph-rsid="001f0121"/>
    </style:style>
    <style:style style:name="P62" style:family="paragraph" style:parent-style-name="Guide_20_Name">
      <style:text-properties fo:language="en" fo:country="US" officeooo:rsid="001f0121" officeooo:paragraph-rsid="001f0121"/>
    </style:style>
    <style:style style:name="P63" style:family="paragraph" style:parent-style-name="Figure">
      <style:paragraph-properties fo:text-align="center" style:justify-single-word="false"/>
    </style:style>
    <style:style style:name="P64" style:family="paragraph" style:parent-style-name="Figure">
      <style:paragraph-properties fo:text-align="center" style:justify-single-word="false"/>
      <style:text-properties officeooo:paragraph-rsid="012721fa"/>
    </style:style>
    <style:style style:name="P65" style:family="paragraph" style:parent-style-name="Figure">
      <style:text-properties officeooo:paragraph-rsid="0206a3d7"/>
    </style:style>
    <style:style style:name="P66" style:family="paragraph" style:parent-style-name="Caption">
      <style:text-properties officeooo:paragraph-rsid="016a3e2b"/>
    </style:style>
    <style:style style:name="P67" style:family="paragraph" style:parent-style-name="Caption">
      <style:paragraph-properties fo:text-align="center" style:justify-single-word="false"/>
    </style:style>
    <style:style style:name="P68" style:family="paragraph" style:parent-style-name="Caption">
      <style:text-properties text:display="none"/>
    </style:style>
    <style:style style:name="P69" style:family="paragraph" style:parent-style-name="Caption">
      <style:text-properties officeooo:paragraph-rsid="0171b8b8"/>
    </style:style>
    <style:style style:name="P70" style:family="paragraph" style:parent-style-name="Text_20_Note">
      <style:paragraph-properties fo:margin-top="0cm" fo:margin-bottom="0.6cm" loext:contextual-spacing="false"/>
    </style:style>
    <style:style style:name="P71" style:family="paragraph" style:parent-style-name="Definition_20_Term">
      <style:text-properties officeooo:rsid="00e22dda" officeooo:paragraph-rsid="00e22dda"/>
    </style:style>
    <style:style style:name="P72" style:family="paragraph" style:parent-style-name="Definition_20_Term">
      <style:text-properties style:text-line-through-style="none" style:text-line-through-type="none"/>
    </style:style>
    <style:style style:name="P73" style:family="paragraph" style:parent-style-name="Text_20_body_20_indent">
      <style:text-properties officeooo:rsid="00e22dda" officeooo:paragraph-rsid="00e22dda"/>
    </style:style>
    <style:style style:name="P74" style:family="paragraph" style:parent-style-name="Text_20_body_20_indent">
      <style:text-properties style:text-line-through-style="none" style:text-line-through-type="none"/>
    </style:style>
    <style:style style:name="P75" style:family="paragraph" style:parent-style-name="Text_20_body" style:master-page-name="">
      <style:paragraph-properties fo:margin-top="0cm" fo:margin-bottom="0.152cm" loext:contextual-spacing="false" style:page-number="auto" fo:keep-with-next="always"/>
    </style:style>
    <style:style style:name="P76" style:family="paragraph" style:parent-style-name="Text_20_body">
      <style:paragraph-properties fo:margin-top="0cm" fo:margin-bottom="0.152cm" loext:contextual-spacing="false"/>
    </style:style>
    <style:style style:name="P77" style:family="paragraph" style:parent-style-name="Figure">
      <style:paragraph-properties fo:margin-top="0.203cm" fo:margin-bottom="0cm" loext:contextual-spacing="false" fo:text-align="center" style:justify-single-word="false"/>
    </style:style>
    <style:style style:name="P78" style:family="paragraph" style:parent-style-name="Text_20_body">
      <style:paragraph-properties fo:margin-top="0.203cm" fo:margin-bottom="0.356cm" loext:contextual-spacing="false"/>
      <style:text-properties officeooo:rsid="00e9666d" officeooo:paragraph-rsid="012644f9"/>
    </style:style>
    <style:style style:name="P79"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80" style:family="paragraph" style:parent-style-name="Table_20_Heading">
      <style:text-properties fo:font-size="10.5pt" officeooo:paragraph-rsid="018f5ccf" style:font-size-asian="10.5pt" style:font-size-complex="10.5pt"/>
    </style:style>
    <style:style style:name="P81" style:family="paragraph" style:parent-style-name="Text_20_Body_20_List_20_Intro">
      <style:text-properties officeooo:paragraph-rsid="01e17229"/>
    </style:style>
    <style:style style:name="P82" style:family="paragraph" style:parent-style-name="Contents_20_3">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Numbering_20_1">
      <style:text-properties officeooo:paragraph-rsid="013e30fb"/>
    </style:style>
    <style:style style:name="P86" style:family="paragraph" style:parent-style-name="Heading_20_3">
      <style:paragraph-properties fo:margin-top="0.199cm" fo:margin-bottom="0.101cm" loext:contextual-spacing="false"/>
      <style:text-properties officeooo:rsid="01040c4d" officeooo:paragraph-rsid="018ed73e"/>
    </style:style>
    <style:style style:name="P87" style:family="paragraph" style:parent-style-name="Heading_20_3">
      <style:paragraph-properties fo:margin-top="0.499cm" fo:margin-bottom="0.101cm" loext:contextual-spacing="false"/>
    </style:style>
    <style:style style:name="P8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9" style:family="paragraph" style:parent-style-name="Heading_20_1">
      <style:text-properties officeooo:rsid="0108802a" officeooo:paragraph-rsid="0108802a"/>
    </style:style>
    <style:style style:name="P90" style:family="paragraph" style:parent-style-name="Heading_20_1">
      <style:text-properties officeooo:paragraph-rsid="01e08a9e"/>
    </style:style>
    <style:style style:name="P91" style:family="paragraph" style:parent-style-name="Heading_20_1">
      <style:text-properties officeooo:rsid="018650cb" officeooo:paragraph-rsid="0206a3d7"/>
    </style:style>
    <style:style style:name="P92" style:family="paragraph" style:parent-style-name="Heading_20_1" style:master-page-name="Front_20_Matter">
      <style:paragraph-properties style:page-number="auto"/>
      <style:text-properties fo:language="en" fo:country="US"/>
    </style:style>
    <style:style style:name="P93" style:family="paragraph" style:parent-style-name="Heading_20_1" style:master-page-name="Standard">
      <style:paragraph-properties style:page-number="auto" fo:break-before="page"/>
    </style:style>
    <style:style style:name="P94" style:family="paragraph" style:parent-style-name="Heading_20_1">
      <style:paragraph-properties fo:break-before="auto" fo:break-after="auto"/>
    </style:style>
    <style:style style:name="P95" style:family="paragraph" style:parent-style-name="Heading_20_2">
      <style:text-properties officeooo:paragraph-rsid="018ed73e"/>
    </style:style>
    <style:style style:name="P96" style:family="paragraph" style:parent-style-name="Heading_20_2">
      <style:text-properties officeooo:paragraph-rsid="01fe3ed9"/>
    </style:style>
    <style:style style:name="P97" style:family="paragraph" style:parent-style-name="Heading_20_2">
      <style:text-properties officeooo:paragraph-rsid="01e17229"/>
    </style:style>
    <style:style style:name="P98" style:family="paragraph" style:parent-style-name="Heading_20_2">
      <style:paragraph-properties fo:margin-top="0.3cm" fo:margin-bottom="0.101cm" loext:contextual-spacing="false"/>
    </style:style>
    <style:style style:name="P99" style:family="paragraph" style:parent-style-name="Heading_20_2">
      <style:paragraph-properties fo:margin-top="0.3cm" fo:margin-bottom="0.101cm" loext:contextual-spacing="false"/>
      <style:text-properties officeooo:paragraph-rsid="018ed73e"/>
    </style:style>
    <style:style style:name="P100" style:family="paragraph" style:parent-style-name="Heading_20_2">
      <style:paragraph-properties fo:margin-top="0.3cm" fo:margin-bottom="0.199cm" loext:contextual-spacing="false"/>
      <style:text-properties officeooo:paragraph-rsid="01da9e4b"/>
    </style:style>
    <style:style style:name="P101" style:family="paragraph" style:parent-style-name="Heading_20_2">
      <style:paragraph-properties fo:break-before="auto" fo:break-after="auto"/>
    </style:style>
    <style:style style:name="P102" style:family="paragraph" style:parent-style-name="List_20_2">
      <style:text-properties officeooo:paragraph-rsid="0169b340"/>
    </style:style>
    <style:style style:name="P103" style:family="paragraph" style:parent-style-name="List_20_2">
      <style:text-properties officeooo:paragraph-rsid="0206a3d7"/>
    </style:style>
    <style:style style:name="P104" style:family="paragraph" style:parent-style-name="Heading_20_Note">
      <style:text-properties officeooo:paragraph-rsid="018ed73e"/>
    </style:style>
    <style:style style:name="P105" style:family="paragraph" style:parent-style-name="Heading_20_Note">
      <style:text-properties officeooo:rsid="01881c6c" officeooo:paragraph-rsid="0206a3d7"/>
    </style:style>
    <style:style style:name="P106" style:family="paragraph" style:parent-style-name="Heading_20_Note" style:master-page-name="">
      <style:paragraph-properties style:page-number="auto"/>
    </style:style>
    <style:style style:name="P107" style:family="paragraph" style:parent-style-name="List_20_1" style:list-style-name="List_20_1">
      <style:text-properties officeooo:paragraph-rsid="01ed4eaf"/>
    </style:style>
    <style:style style:name="P108" style:family="paragraph" style:parent-style-name="List_20_1" style:list-style-name="List_20_1">
      <style:text-properties officeooo:paragraph-rsid="01ec59a7"/>
    </style:style>
    <style:style style:name="P109" style:family="paragraph" style:parent-style-name="List_20_1" style:list-style-name="List_20_1">
      <style:text-properties officeooo:paragraph-rsid="01868907"/>
    </style:style>
    <style:style style:name="P110" style:family="paragraph" style:parent-style-name="List_20_1" style:list-style-name="List_20_1">
      <style:text-properties officeooo:paragraph-rsid="0207c8ea"/>
    </style:style>
    <style:style style:name="P111" style:family="paragraph" style:parent-style-name="List_20_1" style:list-style-name="List_20_1">
      <style:text-properties officeooo:paragraph-rsid="01a0d93a"/>
    </style:style>
    <style:style style:name="P112" style:family="paragraph" style:parent-style-name="List_20_1" style:list-style-name="List_20_1">
      <style:text-properties officeooo:paragraph-rsid="01a1f493"/>
    </style:style>
    <style:style style:name="P113" style:family="paragraph" style:parent-style-name="List_20_1" style:list-style-name="List_20_1">
      <style:text-properties officeooo:paragraph-rsid="0206a3d7"/>
    </style:style>
    <style:style style:name="P114" style:family="paragraph" style:parent-style-name="List_20_1" style:list-style-name="List_20_1">
      <style:text-properties officeooo:paragraph-rsid="02167a73"/>
    </style:style>
    <style:style style:name="P115" style:family="paragraph" style:parent-style-name="List_20_1">
      <style:text-properties officeooo:paragraph-rsid="01654cb3"/>
    </style:style>
    <style:style style:name="P116" style:family="paragraph" style:parent-style-name="List_20_1" style:list-style-name="List_20_1">
      <style:text-properties officeooo:rsid="01eb16ed" officeooo:paragraph-rsid="01eb16ed"/>
    </style:style>
    <style:style style:name="P117" style:family="paragraph" style:parent-style-name="List_20_1">
      <style:text-properties officeooo:paragraph-rsid="01642b3a"/>
    </style:style>
    <style:style style:name="P118" style:family="paragraph" style:parent-style-name="List_20_1" style:list-style-name="List_20_1">
      <style:text-properties officeooo:rsid="0105a72c" officeooo:paragraph-rsid="01e63b18"/>
    </style:style>
    <style:style style:name="P119" style:family="paragraph" style:parent-style-name="List_20_1" style:list-style-name="List_20_1">
      <style:text-properties officeooo:rsid="01072d77" officeooo:paragraph-rsid="01e63b18"/>
    </style:style>
    <style:style style:name="P120" style:family="paragraph" style:parent-style-name="List_20_1">
      <style:text-properties officeooo:paragraph-rsid="01668718"/>
    </style:style>
    <style:style style:name="P121" style:family="paragraph" style:parent-style-name="List_20_1">
      <style:text-properties officeooo:rsid="010eb66c" officeooo:paragraph-rsid="010eb66c"/>
    </style:style>
    <style:style style:name="P122" style:family="paragraph" style:parent-style-name="List_20_1" style:list-style-name="List_20_1">
      <style:text-properties officeooo:rsid="01118045" officeooo:paragraph-rsid="02039e67"/>
    </style:style>
    <style:style style:name="P123" style:family="paragraph" style:parent-style-name="List_20_1">
      <style:text-properties officeooo:paragraph-rsid="00dc5682"/>
    </style:style>
    <style:style style:name="P124" style:family="paragraph" style:parent-style-name="List_20_1">
      <style:text-properties officeooo:paragraph-rsid="015efe3c"/>
    </style:style>
    <style:style style:name="P125" style:family="paragraph" style:parent-style-name="List_20_1">
      <style:text-properties officeooo:rsid="01787238" officeooo:paragraph-rsid="01787238"/>
    </style:style>
    <style:style style:name="P126" style:family="paragraph" style:parent-style-name="List_20_1">
      <style:text-properties officeooo:paragraph-rsid="01f88276"/>
    </style:style>
    <style:style style:name="P127" style:family="paragraph" style:parent-style-name="List_20_1">
      <style:text-properties officeooo:paragraph-rsid="01e17229"/>
    </style:style>
    <style:style style:name="P128" style:family="paragraph" style:parent-style-name="List_20_1">
      <style:text-properties officeooo:rsid="018650cb" officeooo:paragraph-rsid="0206a3d7"/>
    </style:style>
    <style:style style:name="P129" style:family="paragraph" style:parent-style-name="List_20_1">
      <style:text-properties fo:font-weight="normal" officeooo:rsid="018650cb" officeooo:paragraph-rsid="0206a3d7" style:font-weight-asian="normal" style:font-weight-complex="normal"/>
    </style:style>
    <style:style style:name="P130" style:family="paragraph" style:parent-style-name="List_20_1">
      <style:text-properties fo:language="en" fo:country="US" fo:font-weight="normal" officeooo:rsid="018650cb" officeooo:paragraph-rsid="0206a3d7" style:font-weight-asian="normal" style:font-weight-complex="normal"/>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da9e4b" style:font-size-asian="10pt" style:font-style-asian="italic" style:font-size-complex="10pt" style:font-style-complex="italic"/>
    </style:style>
    <style:style style:name="T6" style:family="text">
      <style:text-properties officeooo:rsid="0186ad12"/>
    </style:style>
    <style:style style:name="T7" style:family="text">
      <style:text-properties fo:font-weight="normal" officeooo:rsid="01e63b18" style:font-weight-asian="normal" style:font-weight-complex="normal"/>
    </style:style>
    <style:style style:name="T8" style:family="text">
      <style:text-properties fo:font-weight="normal" officeooo:rsid="000dc4b1" style:font-weight-asian="normal" style:font-weight-complex="normal"/>
    </style:style>
    <style:style style:name="T9" style:family="text">
      <style:text-properties fo:font-weight="normal" officeooo:rsid="000eff1a" style:font-weight-asian="normal" style:font-weight-complex="normal"/>
    </style:style>
    <style:style style:name="T10" style:family="text">
      <style:text-properties fo:font-weight="normal" officeooo:rsid="01bd68ef" style:font-weight-asian="normal" style:font-weight-complex="normal"/>
    </style:style>
    <style:style style:name="T11" style:family="text">
      <style:text-properties fo:font-weight="normal" officeooo:rsid="000a52f1" style:font-weight-asian="normal" style:font-weight-complex="normal"/>
    </style:style>
    <style:style style:name="T12" style:family="text">
      <style:text-properties text:display="none"/>
    </style:style>
    <style:style style:name="T13" style:family="text">
      <style:text-properties officeooo:rsid="01d54e90"/>
    </style:style>
    <style:style style:name="T14" style:family="text">
      <style:text-properties officeooo:rsid="01da9e4b"/>
    </style:style>
    <style:style style:name="T15" style:family="text">
      <style:text-properties style:font-name="Liberation Sans1" fo:font-size="11pt" officeooo:rsid="01da9e4b" style:font-size-asian="10.5pt"/>
    </style:style>
    <style:style style:name="T16" style:family="text">
      <style:text-properties style:font-name="Liberation Sans1" fo:font-size="11pt" officeooo:rsid="01de24f7" style:font-size-asian="10.5pt"/>
    </style:style>
    <style:style style:name="T17" style:family="text">
      <style:text-properties style:font-name="Liberation Sans1" fo:font-size="11pt" officeooo:rsid="01df866b" style:font-size-asian="10.5pt"/>
    </style:style>
    <style:style style:name="T18" style:family="text">
      <style:text-properties style:font-name="Liberation Sans1" fo:font-size="11pt" officeooo:rsid="00db8ed4" style:font-size-asian="10.5pt"/>
    </style:style>
    <style:style style:name="T19" style:family="text">
      <style:text-properties style:font-name="Liberation Sans1" fo:font-size="11pt" officeooo:rsid="01e2940a" style:font-size-asian="10.5pt"/>
    </style:style>
    <style:style style:name="T20" style:family="text">
      <style:text-properties style:font-name="Liberation Sans1" fo:font-size="11pt" officeooo:rsid="00e7b3d1" style:font-size-asian="10.5pt"/>
    </style:style>
    <style:style style:name="T21" style:family="text">
      <style:text-properties style:font-name="Liberation Sans1" fo:font-size="11pt" officeooo:rsid="00dd06de" style:font-size-asian="10.5pt"/>
    </style:style>
    <style:style style:name="T22" style:family="text">
      <style:text-properties style:font-name="Liberation Sans1" fo:font-size="11pt" officeooo:rsid="00e70b12" style:font-size-asian="10.5pt"/>
    </style:style>
    <style:style style:name="T23" style:family="text">
      <style:text-properties style:font-name="Liberation Sans1" fo:font-size="11pt" officeooo:rsid="00db6e6f" style:font-size-asian="10.5pt"/>
    </style:style>
    <style:style style:name="T24" style:family="text">
      <style:text-properties style:font-name="Liberation Sans1" fo:font-size="11pt" officeooo:rsid="01ec59a7" style:font-size-asian="10.5pt"/>
    </style:style>
    <style:style style:name="T25" style:family="text">
      <style:text-properties style:font-name="Liberation Sans1" fo:font-size="11pt" officeooo:rsid="01eff36d" style:font-size-asian="10.5pt"/>
    </style:style>
    <style:style style:name="T26" style:family="text">
      <style:text-properties style:font-name="Liberation Sans1" fo:font-size="11pt" officeooo:rsid="01f62084" style:font-size-asian="10.5pt"/>
    </style:style>
    <style:style style:name="T27" style:family="text">
      <style:text-properties style:font-name="Liberation Sans1" fo:font-size="11pt" officeooo:rsid="01f698a3" style:font-size-asian="10.5pt"/>
    </style:style>
    <style:style style:name="T28" style:family="text">
      <style:text-properties style:font-name="Liberation Sans1" fo:font-size="11pt" officeooo:rsid="01f838e9" style:font-size-asian="10.5pt"/>
    </style:style>
    <style:style style:name="T29" style:family="text">
      <style:text-properties style:font-name="Liberation Sans1" fo:font-size="11pt" officeooo:rsid="011bd0ac" style:font-size-asian="10.5pt"/>
    </style:style>
    <style:style style:name="T30" style:family="text">
      <style:text-properties style:font-name="Liberation Sans1" fo:font-size="11pt" officeooo:rsid="01f88276" style:font-size-asian="10.5pt"/>
    </style:style>
    <style:style style:name="T31" style:family="text">
      <style:text-properties style:font-name="Liberation Sans1" fo:font-size="11pt" officeooo:rsid="01fc6fbb" style:font-size-asian="10.5pt"/>
    </style:style>
    <style:style style:name="T32" style:family="text">
      <style:text-properties style:font-name="Liberation Sans1" fo:font-size="11pt" officeooo:rsid="00c46bb9" style:font-size-asian="10.5pt"/>
    </style:style>
    <style:style style:name="T33" style:family="text">
      <style:text-properties style:font-name="Liberation Sans1" fo:font-size="11pt" officeooo:rsid="01fe3ed9" style:font-size-asian="10.5pt"/>
    </style:style>
    <style:style style:name="T34" style:family="text">
      <style:text-properties style:font-name="Liberation Sans1" fo:font-size="11pt" officeooo:rsid="02030cbd" style:font-size-asian="10.5pt"/>
    </style:style>
    <style:style style:name="T35" style:family="text">
      <style:text-properties style:font-name="Liberation Sans1" fo:font-size="11pt" officeooo:rsid="02031a94" style:font-size-asian="10.5pt"/>
    </style:style>
    <style:style style:name="T36" style:family="text">
      <style:text-properties style:font-name="Liberation Sans1" fo:font-size="11pt" officeooo:rsid="02031a94" style:font-size-asian="10.5pt" style:font-weight-asian="normal" style:font-weight-complex="normal"/>
    </style:style>
    <style:style style:name="T37" style:family="text">
      <style:text-properties style:font-name="Liberation Sans1" fo:font-size="11pt" officeooo:rsid="0204e095" style:font-size-asian="10.5pt"/>
    </style:style>
    <style:style style:name="T38" style:family="text">
      <style:text-properties style:font-name="Liberation Sans1" fo:font-size="11pt" officeooo:rsid="0206d84e" style:font-size-asian="10.5pt"/>
    </style:style>
    <style:style style:name="T39" style:family="text">
      <style:text-properties style:font-name="Liberation Sans1" fo:font-size="11pt" officeooo:rsid="0207c8ea" style:font-size-asian="10.5pt"/>
    </style:style>
    <style:style style:name="T40" style:family="text">
      <style:text-properties style:font-name="Liberation Sans1" fo:font-size="11pt" officeooo:rsid="0208e6c2" style:font-size-asian="10.5pt"/>
    </style:style>
    <style:style style:name="T41" style:family="text">
      <style:text-properties style:font-name="Liberation Sans1" fo:font-size="11pt" fo:font-weight="normal" officeooo:rsid="01bd68ef" style:font-size-asian="10.5pt" style:font-weight-asian="normal" style:font-weight-complex="normal"/>
    </style:style>
    <style:style style:name="T42" style:family="text">
      <style:text-properties style:font-name="Liberation Sans1" fo:font-size="10pt" officeooo:rsid="01da9e4b" style:font-size-asian="10.5pt"/>
    </style:style>
    <style:style style:name="T43" style:family="text">
      <style:text-properties officeooo:rsid="015c3863"/>
    </style:style>
    <style:style style:name="T44" style:family="text">
      <style:text-properties officeooo:rsid="01de24f7"/>
    </style:style>
    <style:style style:name="T45" style:family="text">
      <style:text-properties style:font-name="Liberation Sans3" fo:font-size="11pt" fo:font-weight="bold" officeooo:rsid="01de24f7" style:letter-kerning="true" fo:background-color="transparent" loext:char-shading-value="0" style:font-size-asian="10.5pt"/>
    </style:style>
    <style:style style:name="T46" style:family="text">
      <style:text-properties fo:font-size="11pt" officeooo:rsid="01df866b"/>
    </style:style>
    <style:style style:name="T47" style:family="text">
      <style:text-properties fo:font-size="11pt" officeooo:rsid="02039e67"/>
    </style:style>
    <style:style style:name="T48" style:family="text">
      <style:text-properties fo:font-size="11pt" officeooo:rsid="0207c8ea"/>
    </style:style>
    <style:style style:name="T49" style:family="text">
      <style:text-properties fo:font-size="11pt" officeooo:rsid="0208605a"/>
    </style:style>
    <style:style style:name="T50" style:family="text">
      <style:text-properties fo:font-size="11pt" officeooo:rsid="0206d84e"/>
    </style:style>
    <style:style style:name="T51" style:family="text">
      <style:text-properties officeooo:rsid="01e08a9e"/>
    </style:style>
    <style:style style:name="T52" style:family="text">
      <style:text-properties officeooo:rsid="00db6e6f"/>
    </style:style>
    <style:style style:name="T53" style:family="text">
      <style:text-properties officeooo:rsid="0147f456"/>
    </style:style>
    <style:style style:name="T54" style:family="text">
      <style:text-properties officeooo:rsid="01498fbe"/>
    </style:style>
    <style:style style:name="T55" style:family="text">
      <style:text-properties officeooo:rsid="00e386d3"/>
    </style:style>
    <style:style style:name="T56" style:family="text">
      <style:text-properties officeooo:rsid="00dce199"/>
    </style:style>
    <style:style style:name="T57" style:family="text">
      <style:text-properties officeooo:rsid="00e70b12"/>
    </style:style>
    <style:style style:name="T58" style:family="text">
      <style:text-properties officeooo:rsid="00dd06de"/>
    </style:style>
    <style:style style:name="T59" style:family="text">
      <style:text-properties officeooo:rsid="00db8ed4"/>
    </style:style>
    <style:style style:name="T60" style:family="text">
      <style:text-properties officeooo:rsid="00e7b3d1"/>
    </style:style>
    <style:style style:name="T61" style:family="text">
      <style:text-properties officeooo:rsid="01e2940a"/>
    </style:style>
    <style:style style:name="T62" style:family="text">
      <style:text-properties officeooo:rsid="01e51f0e"/>
    </style:style>
    <style:style style:name="T63" style:family="text">
      <style:text-properties officeooo:rsid="01e63b18"/>
    </style:style>
    <style:style style:name="T64" style:family="text">
      <style:text-properties officeooo:rsid="01ec59a7"/>
    </style:style>
    <style:style style:name="T65" style:family="text">
      <style:text-properties officeooo:rsid="01ed4eaf"/>
    </style:style>
    <style:style style:name="T66" style:family="text">
      <style:text-properties officeooo:rsid="01ef10c4"/>
    </style:style>
    <style:style style:name="T67" style:family="text">
      <style:text-properties officeooo:rsid="01eff36d"/>
    </style:style>
    <style:style style:name="T68" style:family="text">
      <style:text-properties officeooo:rsid="01f273f1"/>
    </style:style>
    <style:style style:name="T69" style:family="text">
      <style:text-properties officeooo:rsid="01f41aec"/>
    </style:style>
    <style:style style:name="T70" style:family="text">
      <style:text-properties officeooo:rsid="01f62084"/>
    </style:style>
    <style:style style:name="T71" style:family="text">
      <style:text-properties officeooo:rsid="01f88276"/>
    </style:style>
    <style:style style:name="T72" style:family="text">
      <style:text-properties officeooo:rsid="011bd0ac"/>
    </style:style>
    <style:style style:name="T73" style:family="text">
      <style:text-properties officeooo:rsid="01f9c933"/>
    </style:style>
    <style:style style:name="T74" style:family="text">
      <style:text-properties officeooo:rsid="01fc6fbb"/>
    </style:style>
    <style:style style:name="T75" style:family="text">
      <style:text-properties officeooo:rsid="00c46bb9"/>
    </style:style>
    <style:style style:name="T76" style:family="text">
      <style:text-properties officeooo:rsid="01ff99af"/>
    </style:style>
    <style:style style:name="T77" style:family="text">
      <style:text-properties officeooo:rsid="02030cbd"/>
    </style:style>
    <style:style style:name="T78" style:family="text">
      <style:text-properties officeooo:rsid="02039e67"/>
    </style:style>
    <style:style style:name="T79" style:family="text">
      <style:text-properties officeooo:rsid="010eb66c"/>
    </style:style>
    <style:style style:name="T80" style:family="text">
      <style:text-properties officeooo:rsid="01136118"/>
    </style:style>
    <style:style style:name="T81" style:family="text">
      <style:text-properties officeooo:rsid="0204e095"/>
    </style:style>
    <style:style style:name="T82" style:family="text">
      <style:text-properties officeooo:rsid="01bd68ef"/>
    </style:style>
    <style:style style:name="T83" style:family="text">
      <style:text-properties fo:font-style="normal" style:font-style-asian="normal" style:font-style-complex="normal"/>
    </style:style>
    <style:style style:name="T84" style:family="text">
      <style:text-properties fo:font-style="normal" officeooo:rsid="01bf53c4" style:font-style-asian="normal" style:font-style-complex="normal"/>
    </style:style>
    <style:style style:name="T85" style:family="text">
      <style:text-properties officeooo:rsid="01bf53c4"/>
    </style:style>
    <style:style style:name="T86" style:family="text">
      <style:text-properties officeooo:rsid="0206d84e"/>
    </style:style>
    <style:style style:name="T87" style:family="text">
      <style:text-properties officeooo:rsid="0207c8ea"/>
    </style:style>
    <style:style style:name="T88" style:family="text">
      <style:text-properties officeooo:rsid="0208605a"/>
    </style:style>
    <style:style style:name="T89" style:family="text">
      <style:text-properties officeooo:rsid="0208e6c2"/>
    </style:style>
    <style:style style:name="T90" style:family="text">
      <style:text-properties officeooo:rsid="0212248a"/>
    </style:style>
    <style:style style:name="T91" style:family="text">
      <style:text-properties officeooo:rsid="0214856e"/>
    </style:style>
    <style:style style:name="fr1"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9.449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422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ext:p text:style-name="P62"><draw:frame draw:style-name="fr7" draw:name="Image4" text:anchor-type="paragraph" svg:x="3.471cm" svg:y="0.452cm" svg:width="8.467cm" svg:height="1.778cm" draw:z-index="1"><draw:image xlink:href="Pictures/10000201000003E8000000D2325D0D779E2D1417.png" xlink:type="simple" xlink:show="embed" xlink:actuate="onLoad" loext:mime-type="image/png"/></draw:frame>Začínáme s programem LibreOffice</text:p>
      <text:p text:style-name="P61">Kapitola 1 <text:s/><text:line-break/>Představujeme LibreOffice</text:p>
      <text:section text:style-name="Sect1" text:name="GS6001S1" text:condition="ooow:book eq 1" text:display="condition">
        <text:h text:style-name="P92" text:outline-level="1"><text:bookmark-start text:name="__RefHeading__5636_1566568644"/>Autorská práva<text:bookmark-end text:name="__RefHeading__5636_1566568644"/></text:h>
        <text:p text:style-name="P19">Tento dokument je duševním vlastnictvím skupiny LibreOffice Documentation Team, Copyright ©  20<text:span text:style-name="T15">20</text:span>. Přispěvatelé jsou uvedeni níže. Dokument lze šířit nebo upravovat za podmínek licence GNU General Public License (<text:a xlink:type="simple" xlink:href="https://www.gnu.org/licenses/gpl.html" text:style-name="Internet_20_link" text:visited-style-name="Visited_20_Internet_20_Link"><text:span text:style-name="T69">https://www.gnu.org/licenses/gpl.html</text:span></text:a>), verze 3 nebo novější, nebo the Creative Commons Attribution License (<text:a xlink:type="simple" xlink:href="https://creativecommons.org/licenses/by/4.0/" text:style-name="Internet_20_link" text:visited-style-name="Visited_20_Internet_20_Link"><text:span text:style-name="T69">https://creativecommons.org/licenses/by/4.0/</text:span></text:a>), verze 4.0 nebo novější.</text:p>
        <text:p text:style-name="P7">Všechny ochranné známky uvedené v této příručce patří jejich vlastníkům.</text:p>
        <text:h text:style-name="P99" text:outline-level="2"><text:bookmark-start text:name="__RefHeading__5638_1566568644"/>Přispěvatelé<text:bookmark-end text:name="__RefHeading__5638_1566568644"/></text:h>
        <text:p text:style-name="P19">Tato <text:span text:style-name="T15">kapitola</text:span> byla vytvořena úpravami a aktualizacemi knihy <text:span text:style-name="Emphasis">Začínáme s LibreOffice 6.</text:span><text:span text:style-name="Emphasis"><text:span text:style-name="T90">4</text:span></text:span>.</text:p>
        <text:h text:style-name="P86" text:outline-level="3"><text:bookmark-start text:name="__RefHeading___Toc1847_1473846649"/>Pro <text:span text:style-name="T13">t</text:span>oto <text:span text:style-name="T13">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58">Jean Hollis Weber</text:p>
            </table:table-cell>
            <table:table-cell table:style-name="Table1.A1" office:value-type="string">
              <text:p text:style-name="P59">Steve Fanning</text:p>
            </table:table-cell>
            <table:table-cell table:style-name="Table1.A1" office:value-type="string">
              <text:p text:style-name="P60">Kees Kriek</text:p>
            </table:table-cell>
          </table:table-row>
        </table:table>
        <text:h text:style-name="P86" text:outline-level="3"><text:bookmark-start text:name="__RefHeading___Toc7987_715966708"/>Pro <text:span text:style-name="T13">p</text:span>ředchozí <text:span text:style-name="T13">v</text:span>ydání<text:bookmark-end text:name="__RefHeading___Toc7987_715966708"/></text:h>
        <table:table table:name="Table3" table:style-name="Table3">
          <table:table-column table:style-name="Table3.A"/>
          <table:table-column table:style-name="Table3.B"/>
          <table:table-column table:style-name="Table3.C"/>
          <table:table-row>
            <table:table-cell table:style-name="Table3.A1" office:value-type="string">
              <text:p text:style-name="P55">Paul Figueiredo</text:p>
            </table:table-cell>
            <table:table-cell table:style-name="Table3.A1" office:value-type="string">
              <text:p text:style-name="P55">Jorge Rodriguez</text:p>
            </table:table-cell>
            <table:table-cell table:style-name="Table3.A1" office:value-type="string">
              <text:p text:style-name="P55">Amanda Labby</text:p>
            </table:table-cell>
          </table:table-row>
          <table:table-row>
            <table:table-cell table:style-name="Table3.A1" office:value-type="string">
              <text:p text:style-name="P55">Olivier Hallot</text:p>
            </table:table-cell>
            <table:table-cell table:style-name="Table3.A1" office:value-type="string">
              <text:p text:style-name="P55">Dave Barton</text:p>
            </table:table-cell>
            <table:table-cell table:style-name="Table3.A1" office:value-type="string">
              <text:p text:style-name="P56">Peter Schofield</text:p>
            </table:table-cell>
          </table:table-row>
          <table:table-row>
            <table:table-cell table:style-name="Table3.A1" office:value-type="string">
              <text:p text:style-name="P55">Hazel Russman</text:p>
            </table:table-cell>
            <table:table-cell table:style-name="Table3.A1" office:value-type="string">
              <text:p text:style-name="P55">Martin Saffron</text:p>
            </table:table-cell>
            <table:table-cell table:style-name="Table3.A1" office:value-type="string">
              <text:p text:style-name="P56">Ron Faile Jr.</text:p>
            </table:table-cell>
          </table:table-row>
          <table:table-row>
            <table:table-cell table:style-name="Table3.A1" office:value-type="string">
              <text:p text:style-name="P55">Jeremy Cartwright</text:p>
            </table:table-cell>
            <table:table-cell table:style-name="Table3.A1" office:value-type="string">
              <text:p text:style-name="P55">John A. Smith</text:p>
            </table:table-cell>
            <table:table-cell table:style-name="Table3.A1" office:value-type="string">
              <text:p text:style-name="P56"/>
            </table:table-cell>
          </table:table-row>
        </table:table>
        <text:h text:style-name="P100" text:outline-level="2"><text:bookmark-start text:name="__RefHeading___Toc7989_715966708"/>Zpětná vazba<text:bookmark-end text:name="__RefHeading___Toc7989_715966708"/></text:h>
        <text:p text:style-name="P1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40273417" text:style-name="Heading_20_Note">
          <text:list-item>
            <text:p text:style-name="P104">Poznámka</text:p>
          </text:list-item>
        </text:list>
        <text:p text:style-name="P41">Vše, co do e-mailové konference pošlete, včetně e-mailové adresy a dalších osobních informací uvedených ve zprávě, bude veřejně viditelné bez možnosti smazání.</text:p>
        <text:h text:style-name="P95" text:outline-level="2"><text:bookmark-start text:name="__RefHeading__5644_1566568644"/>Datum vydání a verze programu<text:bookmark-end text:name="__RefHeading__5644_1566568644"/></text:h>
        <text:p text:style-name="P25">Anglický originál byl vydán v <text:date style:data-style-name="N34" text:date-value="2020-01-15T10:22:20.189000149">lednu</text:date><text:s/><text:date style:data-style-name="N107" text:date-value="2020-01-15T10:22:20.189000149">2020</text:date>. Kniha je určena pro LibreOffice 6.<text:span text:style-name="T43">4</text:span>.</text:p>
        <text:h text:style-name="P98" text:outline-level="2"><text:bookmark-start text:name="__RefHeading___Toc2071_444967441"/>Poznámka pro uživatele systému macOS<text:bookmark-end text:name="__RefHeading___Toc2071_444967441"/></text:h>
        <text:p text:style-name="P20">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0">Windows nebo Linux</text:p>
            </table:table-cell>
            <table:table-cell table:style-name="Table2.A1" office:value-type="string">
              <text:p text:style-name="P80">Ekvivalent pro macOS</text:p>
            </table:table-cell>
            <table:table-cell table:style-name="Table2.A1" office:value-type="string">
              <text:p text:style-name="P80">Výsledek</text:p>
            </table:table-cell>
          </table:table-row>
          <table:table-row table:style-name="Table2.1">
            <table:table-cell table:style-name="Table2.A2" office:value-type="string">
              <text:p text:style-name="P57">Nabídka <text:span text:style-name="Strong_20_Emphasis">Nástroje &gt; Možnosti</text:span></text:p>
            </table:table-cell>
            <table:table-cell table:style-name="Table2.B2" office:value-type="string">
              <text:p text:style-name="P57"><text:span text:style-name="Strong_20_Emphasis">LibreOffice &gt; Předvolby</text:span></text:p>
            </table:table-cell>
            <table:table-cell table:style-name="Table2.B2" office:value-type="string">
              <text:p text:style-name="P57">Otevřou se možnosti nastavení</text:p>
            </table:table-cell>
          </table:table-row>
          <table:table-row table:style-name="Table2.1">
            <table:table-cell table:style-name="Table2.A2" office:value-type="string">
              <text:p text:style-name="P57">Klepnutí pravým tlačítkem</text:p>
            </table:table-cell>
            <table:table-cell table:style-name="Table2.A2" office:value-type="string">
              <text:p text:style-name="P57">Ctrl + kliknout a/nebo kliknutí pravým tlačítkem v závislosti na operačním systému počítače</text:p>
            </table:table-cell>
            <table:table-cell table:style-name="Table2.B2" office:value-type="string">
              <text:p text:style-name="P57">Otevře se místní nabídka</text:p>
            </table:table-cell>
          </table:table-row>
          <table:table-row table:style-name="Table2.1">
            <table:table-cell table:style-name="Table2.A2" office:value-type="string">
              <text:p text:style-name="P57"><text:span text:style-name="Keystroke">Ctrl (Control)</text:span></text:p>
            </table:table-cell>
            <table:table-cell table:style-name="Table2.A2" office:value-type="string">
              <text:p text:style-name="P57"><text:span text:style-name="Keystroke">⌘ (Command)</text:span></text:p>
            </table:table-cell>
            <table:table-cell table:style-name="Table2.A2" office:value-type="string">
              <text:p text:style-name="P57">Používá se také s dalšími klávesami</text:p>
            </table:table-cell>
          </table:table-row>
          <table:table-row table:style-name="Table2.1">
            <table:table-cell table:style-name="Table2.A2" office:value-type="string">
              <text:p text:style-name="P57"><text:span text:style-name="Keystroke">F5</text:span></text:p>
            </table:table-cell>
            <table:table-cell table:style-name="Table2.A2" office:value-type="string">
              <text:p text:style-name="P57"><text:span text:style-name="Keystroke">Shift + ⌘ + F5</text:span></text:p>
            </table:table-cell>
            <table:table-cell table:style-name="Table2.A2" office:value-type="string">
              <text:p text:style-name="P57">Otevře se Navigátor</text:p>
            </table:table-cell>
          </table:table-row>
          <table:table-row table:style-name="Table2.1">
            <table:table-cell table:style-name="Table2.A2" office:value-type="string">
              <text:p text:style-name="P57"><text:span text:style-name="Keystroke">F11</text:span></text:p>
            </table:table-cell>
            <table:table-cell table:style-name="Table2.A2" office:value-type="string">
              <text:p text:style-name="P57"><text:span text:style-name="Keystroke">⌘ + T</text:span></text:p>
            </table:table-cell>
            <table:table-cell table:style-name="Table2.A2" office:value-type="string">
              <text:p text:style-name="P57">Otevře <text:span text:style-name="T14">postranní lištu </text:span>Styly<text:span text:style-name="T42"/></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84"><text:a xlink:type="simple" xlink:href="#__RefHeading__5636_1566568644" text:style-name="Index_20_Link" text:visited-style-name="Index_20_Link">Autorská práva<text:tab/>2</text:a></text:p>
            <text:p text:style-name="P83"><text:a xlink:type="simple" xlink:href="#__RefHeading__5638_1566568644" text:style-name="Index_20_Link" text:visited-style-name="Index_20_Link">Přispěvatelé<text:tab/>2</text:a></text:p>
            <text:p text:style-name="P82"><text:a xlink:type="simple" xlink:href="#__RefHeading___Toc1847_1473846649" text:style-name="Index_20_Link" text:visited-style-name="Index_20_Link">Pro toto vydání<text:tab/>2</text:a></text:p>
            <text:p text:style-name="P82"><text:a xlink:type="simple" xlink:href="#__RefHeading___Toc7987_715966708" text:style-name="Index_20_Link" text:visited-style-name="Index_20_Link">Pro předchozí vydání<text:tab/>2</text:a></text:p>
            <text:p text:style-name="P83"><text:a xlink:type="simple" xlink:href="#__RefHeading___Toc7989_715966708" text:style-name="Index_20_Link" text:visited-style-name="Index_20_Link">Zpětná vazba<text:tab/>2</text:a></text:p>
            <text:p text:style-name="P83"><text:a xlink:type="simple" xlink:href="#__RefHeading__5644_1566568644" text:style-name="Index_20_Link" text:visited-style-name="Index_20_Link">Datum vydání a verze programu<text:tab/>2</text:a></text:p>
            <text:p text:style-name="P83"><text:a xlink:type="simple" xlink:href="#__RefHeading___Toc2071_444967441" text:style-name="Index_20_Link" text:visited-style-name="Index_20_Link">Poznámka pro uživatele systému macOS<text:tab/>2</text:a></text:p>
            <text:p text:style-name="P84"><text:a xlink:type="simple" xlink:href="#__RefHeading__33187_462712302" text:style-name="Index_20_Link" text:visited-style-name="Index_20_Link">Co je LibreOffice?<text:tab/>5</text:a></text:p>
            <text:p text:style-name="P83"><text:a xlink:type="simple" xlink:href="#__RefHeading__22007_697337876" text:style-name="Index_20_Link" text:visited-style-name="Index_20_Link">Writer (textový procesor)<text:tab/>5</text:a></text:p>
            <text:p text:style-name="P83"><text:a xlink:type="simple" xlink:href="#__RefHeading__22009_697337876" text:style-name="Index_20_Link" text:visited-style-name="Index_20_Link">Calc (tabulkový procesor)<text:tab/>5</text:a></text:p>
            <text:p text:style-name="P83"><text:a xlink:type="simple" xlink:href="#__RefHeading__22011_697337876" text:style-name="Index_20_Link" text:visited-style-name="Index_20_Link">Impress (prezentační manažer)<text:tab/>5</text:a></text:p>
            <text:p text:style-name="P83"><text:a xlink:type="simple" xlink:href="#__RefHeading__22013_697337876" text:style-name="Index_20_Link" text:visited-style-name="Index_20_Link">Draw (editor vektorové grafiky)<text:tab/>5</text:a></text:p>
            <text:p text:style-name="P83"><text:a xlink:type="simple" xlink:href="#__RefHeading__22015_697337876" text:style-name="Index_20_Link" text:visited-style-name="Index_20_Link">Databáze (databázový manažer)<text:tab/>5</text:a></text:p>
            <text:p text:style-name="P83"><text:a xlink:type="simple" xlink:href="#__RefHeading__22017_697337876" text:style-name="Index_20_Link" text:visited-style-name="Index_20_Link">Math (editor vzorců)<text:tab/>6</text:a></text:p>
            <text:p text:style-name="P84"><text:a xlink:type="simple" xlink:href="#__RefHeading__22019_697337876" text:style-name="Index_20_Link" text:visited-style-name="Index_20_Link">Výhody LibreOffice<text:tab/>6</text:a></text:p>
            <text:p text:style-name="P84"><text:a xlink:type="simple" xlink:href="#__RefHeading__22021_697337876" text:style-name="Index_20_Link" text:visited-style-name="Index_20_Link">Minimální požadavky<text:tab/>6</text:a></text:p>
            <text:p text:style-name="P84"><text:a xlink:type="simple" xlink:href="#__RefHeading__22023_697337876" text:style-name="Index_20_Link" text:visited-style-name="Index_20_Link">Jak LibreOffice získat<text:tab/>7</text:a></text:p>
            <text:p text:style-name="P84"><text:a xlink:type="simple" xlink:href="#__RefHeading__22025_697337876" text:style-name="Index_20_Link" text:visited-style-name="Index_20_Link">Jak LibreOffice nainstalovat<text:tab/>7</text:a></text:p>
            <text:p text:style-name="P84"><text:a xlink:type="simple" xlink:href="#__RefHeading__3640_1802778174" text:style-name="Index_20_Link" text:visited-style-name="Index_20_Link">Rozšíření a doplňky<text:tab/>7</text:a></text:p>
            <text:p text:style-name="P84"><text:a xlink:type="simple" xlink:href="#__RefHeading__22035_697337876" text:style-name="Index_20_Link" text:visited-style-name="Index_20_Link">Spuštění LibreOffice<text:tab/>7</text:a></text:p>
            <text:p text:style-name="P83"><text:a xlink:type="simple" xlink:href="#__RefHeading___Toc27762_3017215800" text:style-name="Index_20_Link" text:visited-style-name="Index_20_Link">Otevření existujícího dokumentu před spuštěním LibreOffice<text:tab/>8</text:a></text:p>
            <text:p text:style-name="P84"><text:a xlink:type="simple" xlink:href="#__RefHeading__4826_1132080204" text:style-name="Index_20_Link" text:visited-style-name="Index_20_Link">Části hlavního okna<text:tab/>8</text:a></text:p>
            <text:p text:style-name="P83"><text:a xlink:type="simple" xlink:href="#__RefHeading__4828_1132080204" text:style-name="Index_20_Link" text:visited-style-name="Index_20_Link">Hlavní nabídka<text:tab/>9</text:a></text:p>
            <text:p text:style-name="P83"><text:a xlink:type="simple" xlink:href="#__RefHeading__22061_697337876" text:style-name="Index_20_Link" text:visited-style-name="Index_20_Link">Nástrojové lišty<text:tab/>9</text:a></text:p>
            <text:p text:style-name="P82"><text:a xlink:type="simple" xlink:href="#__RefHeading__22063_697337876" text:style-name="Index_20_Link" text:visited-style-name="Index_20_Link">Zobrazení a skrytí nástrojových lišt<text:tab/>9</text:a></text:p>
            <text:p text:style-name="P82"><text:a xlink:type="simple" xlink:href="#__RefHeading__1972_1098315447" text:style-name="Index_20_Link" text:visited-style-name="Index_20_Link">Podnabídky a palety nástrojů<text:tab/>10</text:a></text:p>
            <text:p text:style-name="P82"><text:a xlink:type="simple" xlink:href="#__RefHeading__2643_161909" text:style-name="Index_20_Link" text:visited-style-name="Index_20_Link">Pohybujeme nástrojovými lištami<text:tab/>10</text:a></text:p>
            <text:p text:style-name="P82"><text:a xlink:type="simple" xlink:href="#__RefHeading__2442_651442457" text:style-name="Index_20_Link" text:visited-style-name="Index_20_Link">Plovoucí nástrojové lišty<text:tab/>10</text:a></text:p>
            <text:p text:style-name="P82"><text:a xlink:type="simple" xlink:href="#__RefHeading__2242_1986025576" text:style-name="Index_20_Link" text:visited-style-name="Index_20_Link">Přizpůsobujeme si nástrojové lišty<text:tab/>11</text:a></text:p>
            <text:p text:style-name="P83"><text:a xlink:type="simple" xlink:href="#__RefHeading___Toc17033_1210483707" text:style-name="Index_20_Link" text:visited-style-name="Index_20_Link">Místní nabídky<text:tab/>11</text:a></text:p>
            <text:p text:style-name="P83"><text:a xlink:type="simple" xlink:href="#__RefHeading__65331_1365249792" text:style-name="Index_20_Link" text:visited-style-name="Index_20_Link">Stavový řádek<text:tab/>12</text:a></text:p>
            <text:p text:style-name="P83"><text:a xlink:type="simple" xlink:href="#__RefHeading__8953_2107521479" text:style-name="Index_20_Link" text:visited-style-name="Index_20_Link">Postranní lišta<text:tab/>13</text:a></text:p>
            <text:p text:style-name="P84"><text:a xlink:type="simple" xlink:href="#__RefHeading__22077_697337876" text:style-name="Index_20_Link" text:visited-style-name="Index_20_Link">Vytváření nových dokumentů<text:tab/>14</text:a></text:p>
            <text:p text:style-name="P84"><text:a xlink:type="simple" xlink:href="#__RefHeading__35663913" text:style-name="Index_20_Link" text:visited-style-name="Index_20_Link">Otevírání stávajících dokumentů<text:tab/>15</text:a></text:p>
            <text:p text:style-name="P84"><text:a xlink:type="simple" xlink:href="#__RefHeading__22079_697337876" text:style-name="Index_20_Link" text:visited-style-name="Index_20_Link">Ukládání dokumentů<text:tab/>15</text:a></text:p>
            <text:p text:style-name="P83"><text:a xlink:type="simple" xlink:href="#__RefHeading__5389_1247198942" text:style-name="Index_20_Link" text:visited-style-name="Index_20_Link">Příkaz Uložit<text:tab/>15</text:a></text:p>
            <text:p text:style-name="P83"><text:a xlink:type="simple" xlink:href="#__RefHeading__5391_1247198942" text:style-name="Index_20_Link" text:visited-style-name="Index_20_Link">Příkaz Uložit jako<text:tab/>16</text:a></text:p>
            <text:p text:style-name="P84"><text:a xlink:type="simple" xlink:href="#__RefHeading__20523_24232397" text:style-name="Index_20_Link" text:visited-style-name="Index_20_Link">Ochrana heslem<text:tab/>16</text:a></text:p>
            <text:p text:style-name="P83"><text:a xlink:type="simple" xlink:href="#__RefHeading__14630_129573012" text:style-name="Index_20_Link" text:visited-style-name="Index_20_Link">Změna hesla<text:tab/>17</text:a></text:p>
            <text:p text:style-name="P83"><text:a xlink:type="simple" xlink:href="#__RefHeading__22083_697337876" text:style-name="Index_20_Link" text:visited-style-name="Index_20_Link">Automatické ukládání dokumentů<text:tab/>17</text:a></text:p>
            <text:p text:style-name="P84"><text:a xlink:type="simple" xlink:href="#__RefHeading___Toc24066_687030175" text:style-name="Index_20_Link" text:visited-style-name="Index_20_Link">Otevření a uložení souborů na vzdálených serverech<text:tab/>17</text:a></text:p>
            <text:p text:style-name="P84"><text:soft-page-break/><text:a xlink:type="simple" xlink:href="#__RefHeading__22089_697337876" text:style-name="Index_20_Link" text:visited-style-name="Index_20_Link">Používáme Navigátor<text:tab/>19</text:a></text:p>
            <text:p text:style-name="P84"><text:a xlink:type="simple" xlink:href="#__RefHeading__22091_697337876" text:style-name="Index_20_Link" text:visited-style-name="Index_20_Link">Vracení úprav zpět a opakování vrácených změn<text:tab/>19</text:a></text:p>
            <text:p text:style-name="P84"><text:a xlink:type="simple" xlink:href="#__RefHeading___Toc24068_687030175" text:style-name="Index_20_Link" text:visited-style-name="Index_20_Link">Opětovné načtení dokumentu<text:tab/>20</text:a></text:p>
            <text:p text:style-name="P84"><text:a xlink:type="simple" xlink:href="#__RefHeading___Toc8226_986578429" text:style-name="Index_20_Link" text:visited-style-name="Index_20_Link">Používání vlastností dokumentu<text:tab/>20</text:a></text:p>
            <text:p text:style-name="P83"><text:a xlink:type="simple" xlink:href="#__RefHeading__93940_1332025858" text:style-name="Index_20_Link" text:visited-style-name="Index_20_Link">Obecné<text:tab/>20</text:a></text:p>
            <text:p text:style-name="P83"><text:a xlink:type="simple" xlink:href="#__RefHeading__93942_1332025858" text:style-name="Index_20_Link" text:visited-style-name="Index_20_Link">Popis<text:tab/>20</text:a></text:p>
            <text:p text:style-name="P83"><text:a xlink:type="simple" xlink:href="#__RefHeading__93944_1332025858" text:style-name="Index_20_Link" text:visited-style-name="Index_20_Link">Vlastní vlastnosti<text:tab/>21</text:a></text:p>
            <text:p text:style-name="P83"><text:a xlink:type="simple" xlink:href="#__RefHeading___Toc22589_734154040" text:style-name="Index_20_Link" text:visited-style-name="Index_20_Link">Vlastnosti CMIS<text:tab/>21</text:a></text:p>
            <text:p text:style-name="P83"><text:a xlink:type="simple" xlink:href="#__RefHeading__93948_1332025858" text:style-name="Index_20_Link" text:visited-style-name="Index_20_Link">Zabezpečení<text:tab/>21</text:a></text:p>
            <text:p text:style-name="P83"><text:a xlink:type="simple" xlink:href="#__RefHeading__8239_395850135" text:style-name="Index_20_Link" text:visited-style-name="Index_20_Link">Písmo<text:tab/>21</text:a></text:p>
            <text:p text:style-name="P83"><text:a xlink:type="simple" xlink:href="#__RefHeading__93950_1332025858" text:style-name="Index_20_Link" text:visited-style-name="Index_20_Link">Statistika<text:tab/>21</text:a></text:p>
            <text:p text:style-name="P84"><text:a xlink:type="simple" xlink:href="#__RefHeading__22093_697337876" text:style-name="Index_20_Link" text:visited-style-name="Index_20_Link">Zavření dokumentu<text:tab/>21</text:a></text:p>
            <text:p text:style-name="P84"><text:a xlink:type="simple" xlink:href="#__RefHeading__22095_697337876" text:style-name="Index_20_Link" text:visited-style-name="Index_20_Link">Zavření LibreOffice<text:tab/>22</text:a></text:p>
            <text:p text:style-name="P84"><text:a xlink:type="simple" xlink:href="#__RefHeading___Toc41364_3017215800" text:style-name="Index_20_Link" text:visited-style-name="Index_20_Link">Řešení problémů LibreOffice v nouzovém režimu<text:tab/>22</text:a></text:p>
          </text:index-body>
        </text:table-of-content>
        <text:p text:style-name="Text_20_body"/>
      </text:section>
      <text:h text:style-name="P93" text:outline-level="1"><text:bookmark-start text:name="__RefHeading__33187_462712302"/>Co je LibreOffice?<text:bookmark-end text:name="__RefHeading__33187_462712302"/></text:h>
      <text:p text:style-name="Text_20_body">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Text_20_body">LibreOffice sestává z těchto modulů:</text:p>
      <text:h text:style-name="Heading_20_2" text:outline-level="2"><text:bookmark-start text:name="__RefHeading__22007_697337876"/>Writer (textový procesor)<text:bookmark-end text:name="__RefHeading__22007_697337876"/></text:h>
      <text:p text:style-name="Text_20_body">Writer je na funkce bohatý nástroj pro vytváření dopisů, knih, , reportů, zpráv, brožur a jiných dokumentů. Do dokumentů modulu Writer je možné vkládat obrázky a objekty z jiných modulů LibreOffice. Writer dokáže soubory exportovat do formátů HTML, XHTML, XML, Adobe Portable Document Format (PDF), <text:span text:style-name="T86">EPUB, </text:span>a více verzí formátů Microsoft Word. Lze ho také propojit s poštovním klientem.</text:p>
      <text:h text:style-name="Heading_20_2" text:outline-level="2"><text:bookmark-start text:name="__RefHeading__22009_697337876"/>Calc (tabulkový procesor)<text:bookmark-end text:name="__RefHeading__22009_697337876"/></text:h>
      <text:p text:style-name="Text_20_body">Calc poskytuje nástroje pro pokročilé analýzy, kreslení grafů nebo funkce na podporu rozhodování, tedy vše, co se očekává od vyspělého tabulkového kalkulátoru. Obsahuje mimo jiné více než <text:span text:style-name="T86">5</text:span>00 funkcí umožňujících finanční, statistické, matematické a další operace.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Heading_20_2" text:outline-level="2"><text:bookmark-start text:name="__RefHeading__22011_697337876"/>Impress (prezentační manažer)<text:bookmark-end text:name="__RefHeading__22011_697337876"/></text:h>
      <text:p text:style-name="Text_20_body">Impress poskytuje všechny běžné nástroje pro tvorbu prezentací včetně speciálních efektů, animací a kreslicích nástrojů. Díky propojení s moduly LibreOffice Draw a Math v něm můžeme používat pokročilé kreslicí funkce. Prezentace mohou být vylepšeny speciálními textovými efekty písmomalby, zvuky a videoklipy. Impress je kompatibilní s formátem programu Microsoft PowerPoint a dokáže ukládat prezentace v různých grafických formátech.</text:p>
      <text:h text:style-name="Heading_20_2" text:outline-level="2"><text:bookmark-start text:name="__RefHeading__22013_697337876"/>Draw (editor vektorové grafiky)<text:bookmark-end text:name="__RefHeading__22013_697337876"/></text:h>
      <text:p text:style-name="Text_20_body">Draw je nástroj na kreslení vektorové grafiky, který umožňuje vytvářet vše od jednoduchých schémat a vývojových diagramů až po trojrozměrnou grafiku. Pomocí spojnic je možné nastavit a zobrazit vlastní propojení mezi objekty. V Draw můžeme vytvářet kresby použitelné v dalších modulech LibreOffice, je také možné vytvářet vlastní ilustrační obrázky a přidávat je do galerie. Modul Draw dokáže importovat a ukládat grafiku v <text:span text:style-name="T38">mnoha</text:span> formátech včetně PNG, <text:span text:style-name="T86">GIF, JPEG, BMP, TIFF, SVG, </text:span>HTML a PDF.</text:p>
      <text:h text:style-name="Heading_20_2" text:outline-level="2"><text:bookmark-start text:name="__RefHeading__22015_697337876"/>Databáze (databázový manažer)<text:bookmark-end text:name="__RefHeading__22015_697337876"/></text:h>
      <text:p text:style-name="P40">Modul Databáze poskytuje ve snadno použitelném rozhraní nástroje pro každodenní práci s databázemi. Můžeme v něm vytvářet a upravovat formuláře, sestavy, dotazy, tabulky, pohledy a relace. Správa relační databáze je tedy stejná jako v jiných databázových programech. Modul Databáze poskytuje mnoho nových funkcí, jako například možnost analýzy a úpravy relací pomocí diagramů. Modul Databáze obsahuje dva databázové stroje, HSQLDB a <text:span text:style-name="T86">Firebird</text:span>.  Může však použít i PostgreSQL, dBASE, Microsoft Access, MySQL, Oracle nebo jinou databázi komunikující přes ODBC nebo JDBC. Modul Databáze také podporuje podmnožinu jazyka ANSI-92 SQL.</text:p>
      <text:h text:style-name="Heading_20_2" text:outline-level="2"><text:bookmark-start text:name="__RefHeading__22017_697337876"/><text:soft-page-break/>Math (editor vzorců)<text:bookmark-end text:name="__RefHeading__22017_697337876"/></text:h>
      <text:p text:style-name="Text_20_body">Math je editor vzorců a rovnic balíku LibreOffice. Umožňuje vytváření složitých rovnic se symboly nebo znaky, které nejsou dostupné v běžných písmech. I přesto, že se tento modul nejčastěji využívá k vytváření vzorců v dokumentech modulů Writer a Impress, lze jej použít i jako samostatný nástroj. Vzorce je možné uložit ve výchozím formátu ODF nebo ve standardizovaném formátu MathML, který lze začlenit do webových stránek a do jiných dokumentů, které nebyly vytvořeny balíkem LibreOffice.</text:p>
      <text:h text:style-name="Heading_20_1" text:outline-level="1"><text:bookmark-start text:name="__RefHeading__22019_697337876"/>Výhody LibreOffice<text:bookmark-end text:name="__RefHeading__22019_697337876"/></text:h>
      <text:p text:style-name="Text_20_body">Vybrané výhody LibreOffice oproti ostatním kancelářským balíkům jsou následující:</text:p>
      <text:list xml:id="list540996533" text:style-name="List_20_1">
        <text:list-item text:start-value="1">
          <text:p text:style-name="List_20_1"><text:span text:style-name="Strong_20_Emphasis">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List_20_1"><text:span text:style-name="Strong_20_Emphasis">Open source. </text:span>LibreOffice můžeme šířit, kopírovat a upravovat podle svých představ, a to v souladu s licencí, pod kterou je distribuován.</text:p>
        </text:list-item>
        <text:list-item>
          <text:p text:style-name="List_20_1"><text:span text:style-name="Strong_20_Emphasis">Multiplatformní.</text:span> LibreOffice je možné používat na několika hardwarových platformách a na více operačních systémech, včetně systémů Microsoft Windows, <text:span text:style-name="T74">m</text:span>acOS a Linux.</text:p>
        </text:list-item>
        <text:list-item>
          <text:p text:style-name="List_20_1"><text:span text:style-name="Strong_20_Emphasis">Rozsáhlá podpora jazyků.</text:span> Uživatelské rozhraní balíku LibreOffice obsahuje kontrolu pravopisu, dělení slov a slovník synonym, které jsou dostupné pro více než 100 jazyků a dialektů. LibreOffice také poskytuje podporu pro jazyky, jako jsou například urdština, hebrejština a arabština, a to díky podpoře pro komplexní rozvržení textu (CTL) a psaní zprava doleva (RTL).</text:p>
        </text:list-item>
        <text:list-item>
          <text:p text:style-name="List_20_1"><text:span text:style-name="Strong_20_Emphasis">Jednotné uživatelské rozhraní.</text:span> Všechny součásti mají podobné prostředí, díky čemuž se snadněji používají a spravují.</text:p>
        </text:list-item>
        <text:list-item>
          <text:p text:style-name="List_20_1"><text:span text:style-name="Strong_20_Emphasis"> Integrace.</text:span> Moduly balíku LibreOffice jsou navzájem velmi dobře propojeny.</text:p>
        </text:list-item>
      </text:list>
      <text:list xml:id="list3512215633" text:style-name="List_20_2">
        <text:list-item>
          <text:p text:style-name="P102">Všechny moduly sdílí kontrolu pravopisu a další nástroje, které se využívají napříč celým balíkem. Například kreslicí nástroje dostupné v modulu Writer se nacházejí také v modulu Calc a podobně i v modulech Impress a Draw, v nichž jsou navíc rozšířeny.</text:p>
        </text:list-item>
        <text:list-item>
          <text:p text:style-name="P102">Nepotřebujeme vědět, která aplikace byla použita k vytvoření daného souboru. Například soubor aplikace Draw je možné otevřít z aplikace Writer; <text:span text:style-name="T74">otevře se automaticky v Draw</text:span>.</text:p>
        </text:list-item>
      </text:list>
      <text:list xml:id="list102220291161668" text:continue-list="list540996533" text:style-name="List_20_1">
        <text:list-item>
          <text:p text:style-name="List_20_1"><text:span text:style-name="Strong_20_Emphasis">Granularita.</text:span>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List_20_1"><text:span text:style-name="Strong_20_Emphasis"> Kompatibilita souborů.</text:span> Kromě standardních formátů OpenDocument poskytuje balík LibreOffice podporu pro otevírání a ukládání mnoha dalších formátů včetně formátů HTML, XML, formátů sady Microsoft Office a formátů programů WordPerfect, Lotus 1-2-3 a PDF.</text:p>
        </text:list-item>
        <text:list-item>
          <text:p text:style-name="List_20_1"><text:span text:style-name="Strong_20_Emphasis">Žádný vendor lock-in.</text:span> LibreOffice používá formát OpenDocument využívající jazyk XML (eXtensible Markup Language). Tento formát byl vyvinut jako průmyslový standard organizací OASIS (Organization for the Advancement of Structured Information Standards) a byl přijat jako standard Mezinárodní standardizační organizací ISO. Tyto soubory lze jednoduše rozbalit a následně načíst libovolným textovým editorem. Jeho vnitřní struktura je publikována a volně dostupná.</text:p>
        </text:list-item>
        <text:list-item>
          <text:p text:style-name="List_20_1"><text:span text:style-name="Strong_20_Emphasis">Můžete ovlivnit vývoj.</text:span> Vylepšování, opravy a vydávání nových verzí spravuje komunita. Máte možnost se ke komunitě přidat a ovlivnit, kam bude vývoj produktu směřovat.</text:p>
        </text:list-item>
      </text:list>
      <text:p text:style-name="Text_20_body">Více informací o balíku LibreOffice a organizaci The Document Foundation se nachází na webových stránkách <text:a xlink:type="simple" xlink:href="https://www.libreoffice.org/" text:style-name="Internet_20_link" text:visited-style-name="Visited_20_Internet_20_Link"><text:span text:style-name="T69">https://cs.libreoffice.org/</text:span></text:a> a <text:a xlink:type="simple" xlink:href="https://www.documentfoundation.org/" text:style-name="Internet_20_link" text:visited-style-name="Visited_20_Internet_20_Link"><text:span text:style-name="T69">https://www.documentfoundation.org</text:span></text:a>.</text:p>
      <text:h text:style-name="Heading_20_1" text:outline-level="1"><text:bookmark-start text:name="__RefHeading__22021_697337876"/>Minimální požadavky<text:bookmark-end text:name="__RefHeading__22021_697337876"/></text:h>
      <text:p text:style-name="P47">LibreOffice 6.<text:span text:style-name="T14">4</text:span> vyžaduje některý z následujících operačních systémů:</text:p>
      <text:list xml:id="list102220499513280" text:continue-numbering="true" text:style-name="List_20_1">
        <text:list-item>
          <text:p text:style-name="P107">Microsoft Windows: Windows 7 <text:span text:style-name="T64">SP1</text:span>, Windows 8, Windows Server 2012, nebo Windows 10; Pro instalaci jsou zapotřebí administrátorská práva.</text:p>
        </text:list-item>
      </text:list>
      <text:list xml:id="list37426371" text:style-name="List_20_1">
        <text:list-item>
          <text:p text:style-name="P108"><text:soft-page-break/>GNU/Linux: Kernel version <text:span text:style-name="T24">3.10 nebo vyšší a</text:span> glibc2 v2.<text:span text:style-name="T64">17 nebo vyšší.</text:span></text:p>
        </text:list-item>
        <text:list-item>
          <text:p text:style-name="P115"><text:span text:style-name="T74">m</text:span>acOS 10.<text:span text:style-name="T64">10</text:span> (<text:span text:style-name="T24">Yosemite</text:span>) nebo vyšší.</text:p>
        </text:list-item>
      </text:list>
      <text:p text:style-name="Text_20_body">Některé funkce LibreOffice (průvodci a databázový software HSQLDB) vyžadují, aby bylo na počítači nainstalováno běhové prostředí Java Runtime Environment (JRE) <text:span text:style-name="T86">(nebo, pro macOS, Java Development Kit (JDK)) </text:span>. Třebaže LibreOffice bude pracovat i bez podpory pro jazyk Java, některé funkce nebudou dostupné.</text:p>
      <text:p text:style-name="Text_20_body">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https://java.com/en/download/manual.jsp</text:a></text:p>
      <text:list xml:id="list102221914304556" text:continue-list="list3640273417" text:style-name="Heading_20_Note">
        <text:list-item>
          <text:p text:style-name="Heading_20_Note">Poznámka</text:p>
        </text:list-item>
      </text:list>
      <text:p text:style-name="P43">Pokud chcete používat funkce LibreOffice, které vyžadují Javu, je důležité, aby se správná 32bitová nebo 64bitová edice shodovala s nainstalovanou verzí LibreOffice. Další informace se nachází v kapitole 2 Pokročilé možnosti.</text:p>
      <text:p text:style-name="Text_20_body">Více informací o požadavcích na <text:span text:style-name="T65">hardware a software </text:span>se nachází na stránce <text:line-break/><text:a xlink:type="simple" xlink:href="https://www.libreoffice.org/get-help/system-requirements/" text:style-name="Internet_20_link" text:visited-style-name="Visited_20_Internet_20_Link"><text:span text:style-name="T14">https://cs.libreoffice.org/get-help/system-requirements</text:span></text:a>.</text:p>
      <text:h text:style-name="Heading_20_1" text:outline-level="1"><text:bookmark-start text:name="__RefHeading__22023_697337876"/>Jak LibreOffice získat<text:bookmark-end text:name="__RefHeading__22023_697337876"/></text:h>
      <text:p text:style-name="Text_20_body">Verze LibreOffice pro Windows, Linux, a <text:span text:style-name="T74">m</text:span>acOS je možné zdarma stáhnout na adrese <text:a xlink:type="simple" xlink:href="https://www.libreoffice.org/download" text:style-name="Internet_20_link" text:visited-style-name="Visited_20_Internet_20_Link"><text:span text:style-name="T66">https://cs.libreoffice.org/download</text:span></text:a>. Ze stejné adresy jej můžeme stáhnout také pomocí peer-to-peer klienta, jakým je například BitTorrent.</text:p>
      <text:p text:style-name="Text_20_body">Uživatelé systému Linux najdou pravděpodobně LibreOffice už jako součást své distribuce, je tomu tak například v distribuci Ubuntu.</text:p>
      <text:p text:style-name="P29">Uživatelé systému macOS mohou také získat dvě verze LibreOffice z App Store <text:span text:style-name="T74">za malý poplatek</text:span>: LibreOffice Vanilla a Collabora <text:span text:style-name="T66">Office</text:span> (enterprise-ready verze).</text:p>
      <text:p text:style-name="P30">Uživatelé Windows mohou za malý poplatek získat LibreOffice Vanilla z Microsoft Store.</text:p>
      <text:h text:style-name="Heading_20_1" text:outline-level="1"><text:bookmark-start text:name="__RefHeading__22025_697337876"/>Jak LibreOffice nainstalovat<text:bookmark-end text:name="__RefHeading__22025_697337876"/></text:h>
      <text:p text:style-name="Text_20_body">Instalace a nastavení balíčku LibreOffice na různých operačních systémech je podrobně popsána na adrese: <text:a xlink:type="simple" xlink:href="https://www.libreoffice.org/get-help/install-howto/" text:style-name="Internet_20_link" text:visited-style-name="Visited_20_Internet_20_Link"><text:span text:style-name="T69">https://cs.libreoffice.org/get-help/install-howto</text:span></text:a>.</text:p>
      <text:h text:style-name="Heading_20_1" text:outline-level="1"><text:bookmark-start text:name="__RefHeading__3640_1802778174"/>Rozšíření a doplňky<text:bookmark-end text:name="__RefHeading__3640_1802778174"/></text:h>
      <text:p text:style-name="Text_20_body">Rozšíření a doplňky balík LibreOffice vylepšují. Několik rozšíření je nainstalováno s programem a další jsou dostupná z oficiálního úložiště rozšíření na adrese <text:a xlink:type="simple" xlink:href="https://extensions.libreoffice.org/" text:style-name="Internet_20_link" text:visited-style-name="Visited_20_Internet_20_Link"><text:span text:style-name="T69">https://extensions.libreoffice.org</text:span></text:a>. Více informací o tom, jak se instalují, se nachází v kapitole 14 Přizpůsobení LibreOffice.</text:p>
      <text:h text:style-name="Heading_20_1" text:outline-level="1"><text:bookmark-start text:name="__RefHeading__22035_697337876"/>Spuštění LibreOffice<text:bookmark-end text:name="__RefHeading__22035_697337876"/></text:h>
      <text:p text:style-name="P10">Obecně platí, že LibreOffice spustíme stejným způsobem jako jakýkoli jiný program v počítači.</text:p>
      <text:p text:style-name="P34"><text:span text:style-name="T75">V operačních systémech Windows </text:span><text:span text:style-name="T32">a</text:span><text:span text:style-name="T33"/><text:span text:style-name="T75"> Linux je položka LibreOffice a </text:span><text:span text:style-name="T33">jednotlivých</text:span><text:span text:style-name="T75"> komponent v hlavní systémové nabídce operačního systému. Na počítačích s operačním systémem macOS se v nabídce Aplikace nachází pro balík LibreOffice jediná položka</text:span><text:span text:style-name="T32"/><text:span text:style-name="T75">. Ikonu LibreOffice nebo jednotlivé komponenty vytvoříme na ploše stejným způsobem jako ikonu pro jakýkoliv jiný program; postup najdeme v nápovědě k operačnímu systému.</text:span></text:p>
      <text:p text:style-name="Text_20_body">Po klepnutí na položku LibreOffice v systémové nabídce, ikonu na ploše nebo dlaždici se otevře úvodní obrazovka LibreOffice (obrázek <text:sequence-ref text:reference-format="value" text:ref-name="refFigure0">1</text:sequence-ref>) s výběrem jednotlivých modulů balíku. Zde si také můžeme <text:soft-page-break/><text:span text:style-name="T33">zvolit,</text:span> zda chceme otevřít existující soubor nebo šablonu. <text:span text:style-name="T76">Miniatury na úvodní obrazovce zahrnují ikonu typu souboru (text, tabulku, výkres, prezentaci).</text:span></text:p>
      <text:p text:style-name="P64"><draw:frame draw:style-name="fr1" draw:name="Frame1" text:anchor-type="as-char" svg:width="12.106cm" draw:z-index="2"><draw:text-box fo:min-height="9.991cm"><text:p text:style-name="Caption"><draw:frame draw:style-name="fr8" draw:name="Image2" text:anchor-type="char" svg:width="12.106cm" svg:height="9.537cm" draw:z-index="3"><draw:image xlink:href="Pictures/1000020100000318000002704CF66D1F7E7A6ACC.png" xlink:type="simple" xlink:show="embed" xlink:actuate="onLoad" loext:mime-type="image/png"/></draw:frame>Obrázek <text:sequence text:ref-name="refFigure0" text:name="Figure" text:formula="ooow:Figure+1" style:num-format="1">1</text:sequence>: Úvodní obrazovka LibreOffice</text:p></draw:text-box></draw:frame></text:p>
      <text:h text:style-name="P96" text:outline-level="2"><text:bookmark-start text:name="__RefHeading___Toc27762_3017215800"/>Otevření existujícího dokumentu před spuštěním LibreOffice<text:bookmark-end text:name="__RefHeading___Toc27762_3017215800"/></text:h>
      <text:p text:style-name="P35">Balík LibreOffice můžeme spustit také tím, že poklepeme na název dokumentu formátu ODF na ploše, nebo ve správci souborů, například v programu Průzkumník Windows nebo Finder v <text:span text:style-name="T31">macOS</text:span>. Automaticky se spustí příslušný modul balíku a dokument se do něho načte.</text:p>
      <text:p text:style-name="P36">Také můžeme otevřít soubor uložený na vzdáleném serveru se spuštěným CMIS (Content Management Interoperability Services). CMIS, podobně jako formát souboru OpenDocument, je standard OASIS. Pokud použijeme CMIS servery, služba se nás dotáže na ověřovací údaje pro přístup k souboru.</text:p>
      <text:p text:style-name="P35">Nemáme-li nainstalován balík Microsoft Office, nebo nemáme-li jeho typy souborů asociovány s LibreOffice, stačí poklepat na následující typy souborů pro otevření balíkem LibreOffice:</text:p>
      <text:list xml:id="list102221186052992" text:continue-list="list102220499513280" text:style-name="List_20_1">
        <text:list-item>
          <text:p text:style-name="List_20_1">Soubor Word (*.doc nebo *.docx) se otevře v modulu Writer.</text:p>
        </text:list-item>
        <text:list-item>
          <text:p text:style-name="List_20_1">Soubor Excel (*.xls nebo *.xlsx) se otevře v modulu Calc.</text:p>
        </text:list-item>
        <text:list-item>
          <text:p text:style-name="List_20_1">Soubor PowerPoint (*.ppt nebo *.pptx) se otevře v modulu Impress.</text:p>
        </text:list-item>
      </text:list>
      <text:p text:style-name="Text_20_body">Pokud jsme tyto typy souborů balíku LibreOffice neasociovali, a je nainstalován Microsoft Office, poklepáním na soubor Microsoft Office se otevře v příslušném programu tohoto balíku.</text:p>
      <text:p text:style-name="Text_20_body">Více informací o otevírání souborů se nachází v části „<text:bookmark-ref text:reference-format="text" text:ref-name="__RefHeading__35663913">Otevírání stávajících dokumentů</text:bookmark-ref>“ na stránce <text:bookmark-ref text:reference-format="page" text:ref-name="__RefHeading__35663913">15</text:bookmark-ref>.</text:p>
      <text:h text:style-name="Heading_20_1" text:outline-level="1"><text:bookmark-start text:name="__RefHeading__4826_1132080204"/>Části hlavního okna<text:bookmark-end text:name="__RefHeading__4826_1132080204"/></text:h>
      <text:p text:style-name="P47">Hlavní okno je ve všech programech balíku LibreOffice podobné, liší se pouze v drobnostech. Popis těchto podrobností se nachází v této příručce, v kapitolách pojednávajících o modulech Writer, Calc, Draw, Impress, <text:span text:style-name="T86">Base a Math</text:span>.</text:p>
      <text:p text:style-name="Text_20_body">Mezi společné části okna patří hlavní nabídka, nástrojové lišty Standardní a Formátování <text:span text:style-name="T86">(pouze ve Writeru a Calcu) </text:span>v horní části okna a v dolní stavový řádek.</text:p>
      <text:h text:style-name="Heading_20_2" text:outline-level="2"><text:bookmark-start text:name="__RefHeading__4828_1132080204"/><text:soft-page-break/>Hlavní nabídka<text:bookmark-end text:name="__RefHeading__4828_1132080204"/></text:h>
      <text:p text:style-name="Text_20_body">Hlavní nabídka se nachází v horní části okna LibreOffice, hned pod lištou s názvem okna. Jestliže zvolíme některou z následujících položek, směrem dolů se zobrazí nabídka s příkazy. Například pro Writer jsou to tyto:</text:p>
      <text:list xml:id="list312870648" text:style-name="List_20_1">
        <text:list-item text:start-value="1">
          <text:p text:style-name="List_20_1"><text:span text:style-name="Strong_20_Emphasis">Soubor</text:span> – příkazy, které se vztahují na celý dokument, jako například Otevřít, Uložit a Exportovat do PDF.</text:p>
        </text:list-item>
        <text:list-item>
          <text:p text:style-name="List_20_1"><text:span text:style-name="Strong_20_Emphasis">Úpravy</text:span> – příkazy pro úpravy dokumentu, například Zpět, Najít a nahradit, Vyjmout, Kopírovat, Vložit <text:span text:style-name="T44">a Sledování změn</text:span>.</text:p>
        </text:list-item>
        <text:list-item>
          <text:p text:style-name="List_20_1"><text:span text:style-name="Strong_20_Emphasis">Zobrazit</text:span> – příkazy pro změnu zobrazení dokumentu, jako je například <text:span text:style-name="T44">Nástrojové lišty, Hranice textu a </text:span>Přiblížení.</text:p>
        </text:list-item>
        <text:list-item>
          <text:p text:style-name="List_20_1"><text:span text:style-name="Strong_20_Emphasis">Vložit</text:span> – příkazy pro vkládání prvků do dokumentů, jako například Záhlaví, Zápatí a Obrázek.</text:p>
        </text:list-item>
        <text:list-item>
          <text:p text:style-name="P115"><text:span text:style-name="Strong_20_Emphasis">Formát</text:span> – příkazy pro formátování a změnu rozvržení obsahu vašeho dokumentu.</text:p>
        </text:list-item>
        <text:list-item>
          <text:p text:style-name="P115"><text:span text:style-name="Strong_20_Emphasis">Styly</text:span> – obsahuje příkazy pro rychlé použití běžných stylů; pro úpravu, načtení a vytvoření nového stylu a pro přístup ke <text:span text:style-name="T16">kartě</text:span> Styly v postranní liště.</text:p>
        </text:list-item>
        <text:list-item>
          <text:p text:style-name="List_20_1"><text:span text:style-name="Strong_20_Emphasis">Tabulka</text:span> – příkazy pro vkládání a úpravu tabulek v textovém dokumentu.</text:p>
        </text:list-item>
        <text:list-item>
          <text:p text:style-name="P116"><text:span text:style-name="Strong_20_Emphasis">Formulář</text:span> – příkazy k vytvoření vyplňovacích formulářů.</text:p>
        </text:list-item>
        <text:list-item>
          <text:p text:style-name="List_20_1"><text:span text:style-name="Strong_20_Emphasis">Nástroje</text:span> – funkce jako Kontrola pravopisu, Automatické opravy, Přizpůsobit a Možnosti.</text:p>
        </text:list-item>
        <text:list-item>
          <text:p text:style-name="P115"><text:span text:style-name="Strong_20_Emphasis">Okno</text:span> – příkazy pro zobrazení okna.</text:p>
        </text:list-item>
        <text:list-item>
          <text:p text:style-name="P115"><text:span text:style-name="Strong_20_Emphasis">Nápověda</text:span> – odkazy na nápovědu balíku LibreOffice, položku Co to je? a informace o programu.</text:p>
        </text:list-item>
      </text:list>
      <text:h text:style-name="Heading_20_2" text:outline-level="2"><text:bookmark-start text:name="__RefHeading__22061_697337876"/>Nástrojové lišty<text:bookmark-end text:name="__RefHeading__22061_697337876"/></text:h>
      <text:p text:style-name="Text_20_body">LibreOffice má dva typy nástrojových lišt: ukotvené (trvale umístěné na určitém místě) a plovoucí. Ukotvené nástrojové lišty lze přesouvat na jiné místo nebo je možné je změnit na plovoucí lišty. Plovoucí lišty lze zase ukotvit.</text:p>
      <text:p text:style-name="Text_20_body">Ukotvená nástrojová lišta, která se ve výchozím nastavení nachází v horní části přímo pod hlavní nabídkou, se nazývá Standardní lišta. Je stejná ve všech modulech balíku LibreOffice.</text:p>
      <text:p text:style-name="Text_20_body">Druhá nástrojová lišta, která se ve výchozím nastavení nachází v horní části <text:span text:style-name="T86">ve Writeru a Calcu</text:span>, je lišta Formátování.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p text:style-name="P26">V některých případech je vhodné snížit počet zobrazených panelů nástrojů a získat více místa pro dokument. LibreOffice poskytuje alternativu jednoduchého panelu nástrojů k výchozímu dvojitému panelu nástrojů. Obsahuje nejvíce používané příkazy. Zobrazíme jej pomocí nabídky <text:span text:style-name="Strong_20_Emphasis">Zobrazit &gt; </text:span><text:span text:style-name="T45">Uživatelské rozhraní</text:span><text:span text:style-name="Strong_20_Emphasis"> &gt; J</text:span><text:span text:style-name="T45">ediná nástrojová lišta</text:span>.</text:p>
      <text:p text:style-name="P27"><text:span text:style-name="T16">D</text:span><text:span text:style-name="T44">alší varianty zahrnují </text:span><text:span text:style-name="T16">K</text:span><text:span text:style-name="T17">ompaktní karty a </text:span><text:span text:style-name="T38">skupiny</text:span><text:span text:style-name="T17">, obojí přístupné z nabídky </text:span><text:span text:style-name="Strong_20_Emphasis"><text:span text:style-name="T46">Zobrazit &gt; Uživatelské rozhraní</text:span></text:span><text:span text:style-name="T17">.</text:span><text:span text:style-name="T44"> Poskytují sbírku nástrojů v horní části pracovního prostoru, seskupených různými způsoby, které mohou znát uživatelé Microsoft Office („ribbon“).</text:span></text:p>
      <text:h text:style-name="Heading_20_3" text:outline-level="3"><text:bookmark-start text:name="__RefHeading__22063_697337876"/>Zobrazení a skrytí nástrojových lišt<text:bookmark-end text:name="__RefHeading__22063_697337876"/></text:h>
      <text:p text:style-name="Text_20_body">Chceme-li nástrojové lišty <text:span text:style-name="T51">ve standardním nastavení</text:span> zobrazit nebo skrýt, zvolíme <text:span text:style-name="Strong_20_Emphasis">Zobrazit &gt; Nástrojové lišty</text:span> v hlavní nabídce a poté si ze seznamu vybereme příslušnou lištu. Aktivní nástrojové lišty mají vedle svého názvu symbol zaškrtnutí. Nástrojové lišty, které byly vytvořeny z palet nástrojů, se v nabídce Zobrazit nenacházejí.</text:p>
      <text:p text:style-name="P8">Nástrojovou lištu zavřeme výběrem v nabídce <text:span text:style-name="Strong_20_Emphasis">Zobrazit &gt; Nástrojové lišty</text:span> a odškrtnutím nástrojové lišty v seznamu lišt, nebo klepneme pravým tlačítkem myši do prázdného místa mezi tlačítky v nástrojové liště a vybereme v místní nabídce <text:span text:style-name="Strong_20_Emphasis">Zavřít </text:span><text:span text:style-name="Strong_20_Emphasis"><text:span text:style-name="T67">l</text:span></text:span><text:span text:style-name="Strong_20_Emphasis">ištu</text:span>.</text:p>
      <text:h text:style-name="Heading_20_3" text:outline-level="3"><text:bookmark-start text:name="__RefHeading__1972_1098315447"/><text:soft-page-break/>Podnabídky a palety nástrojů<text:bookmark-end text:name="__RefHeading__1972_1098315447"/></text:h>
      <text:p text:style-name="Text_20_body">Tlačítka nástrojových lišt, u nichž se na pravé straně nachází trojúhelníček, zobrazí podnabídky, palety nástrojů a jiné možnosti pro výběr položek, které souvisejí s tlačítkem.</text:p>
      <text:p text:style-name="Text_20_body">Palety nástrojů lze změnit na plovoucí nástrojové lišty. Obrázek <text:sequence-ref text:reference-format="value" text:ref-name="refFigure1">2</text:sequence-ref><text:s/> ukazuje paletu otevřenou z nástrojové lišty Kresba, která byla změněna na plovoucí lištu. Více informací o lištách vytvářených z palet nástrojů a o jejich přesouvání se nachází v následujících částech „<text:bookmark-ref text:reference-format="text" text:ref-name="__RefHeading__2643_161909">Přesouvání nástrojových lišt</text:bookmark-ref>” a „<text:bookmark-ref text:reference-format="text" text:ref-name="__RefHeading__2442_651442457">Plovoucí nástrojové lišty</text:bookmark-ref>”.</text:p>
      <text:p text:style-name="P63"><draw:frame draw:style-name="fr2" draw:name="Frame3" text:anchor-type="as-char" svg:width="8.673cm" draw:z-index="4"><draw:text-box fo:min-height="5.181cm"><text:p text:style-name="Caption"><draw:frame draw:style-name="fr9" draw:name="Image6" text:anchor-type="paragraph" svg:width="8.624cm" svg:height="4.683cm" draw:z-index="5"><draw:image xlink:href="Pictures/1000000000000146000000B19C27E79FEE0DB04D.png" xlink:type="simple" xlink:show="embed" xlink:actuate="onLoad" loext:mime-type="image/png"/></draw:frame>Obrázek <text:sequence text:ref-name="refFigure1" text:name="Figure" text:formula="ooow:Figure+1" style:num-format="1">2</text:sequence>: Ukázka oddělení palety nástrojů</text:p></draw:text-box></draw:frame></text:p>
      <text:h text:style-name="Heading_20_3" text:outline-level="3"><text:bookmark-start text:name="__RefHeading__2643_161909"/><text:reference-mark-start text:name="moving toolbars"/>Pohybujeme nástrojovými lištami<text:bookmark-end text:name="__RefHeading__2643_161909"/><text:reference-mark-end text:name="moving toolbars"/></text:h>
      <text:p text:style-name="Text_20_body">Ukotvené nástrojové lišty se dají přesouvat na jiné místo, kde je lze opět ukotvit, nebo je ponechat jako plovoucí.</text:p>
      <text:list xml:id="list49380810" text:style-name="Numbering_20_1">
        <text:list-item text:start-value="1">
          <text:p text:style-name="Numbering_20_1">Přesuneme kurzor myši nad úchyt nástrojové lišty, což je malá svislá lišta nalevo od ukotvené nástrojové lišty, je zvýrazněna na obrázku <text:sequence-ref text:reference-format="value" text:ref-name="refFigure2">3</text:sequence-ref>.</text:p>
        </text:list-item>
        <text:list-item>
          <text:p text:style-name="Numbering_20_1">Klikneme na úchytku a nástrojovou lištu přesuneme na nové místo. Lištu můžeme ukotvit v horní nebo dolní části hlavního okna nebo po jeho stranách, nebo ji můžeme ponechat jako plovoucí.</text:p>
        </text:list-item>
        <text:list-item>
          <text:p text:style-name="Numbering_20_1">Uvolníme levé tlačítko myši.</text:p>
        </text:list-item>
      </text:list>
      <text:p text:style-name="P50">Chceme-li přesunout plovoucí nástrojovou lištu, klepneme na lištu s jejím názvem a přesuneme ji na nové místo, nebo ji ukotvíme v hlavním okně.</text:p>
      <text:p text:style-name="P63"><draw:frame draw:style-name="fr2" draw:name="Frame4" text:anchor-type="as-char" svg:width="5.32cm" draw:z-index="6"><draw:text-box fo:min-height="3.533cm"><text:p text:style-name="Caption"><draw:frame draw:style-name="fr9" draw:name="Image7" text:anchor-type="paragraph" svg:width="5.099cm" svg:height="3.099cm" draw:z-index="7"><draw:image xlink:href="Pictures/10000201000000C100000075AC5B30B75DB49A9A.png" xlink:type="simple" xlink:show="embed" xlink:actuate="onLoad" loext:mime-type="image/png"/></draw:frame>Obrázek <text:sequence text:ref-name="refFigure2" text:name="Figure" text:formula="ooow:Figure+1" style:num-format="1">3</text:sequence>: Úchyty nástrojové lišty</text:p></draw:text-box></draw:frame></text:p>
      <text:h text:style-name="P87" text:outline-level="3"><text:bookmark-start text:name="__RefHeading__2442_651442457"/>Plovoucí nástrojové lišty<text:bookmark-end text:name="__RefHeading__2442_651442457"/></text:h>
      <text:p text:style-name="Text_20_body">LibreOffice obsahuje několik dalších nástrojových lišt, které se ve výchozím nastavení <text:span text:style-name="T86"/> <text:span text:style-name="T38"/><text:span text:style-name="T40"/><text:span text:style-name="T89"/>zobrazují jako plovoucí panely, a to na základě aktuálního umístění kurzoru nebo výběru. Tyto lišty lze ukotvit v horní či dolní části nebo po stranách hlavního okna (více v předchozí části „<text:reference-ref text:reference-format="text" text:ref-name="moving toolbars">Přesouvání nástrojových lišt</text:reference-ref>“).</text:p>
      <text:p text:style-name="Text_20_body">Některé z těchto lišt závisí na kontextu a automaticky se zobrazují podle umístění kurzoru. Pokud je například kurzor v tabulce, objeví se plovoucí lišta Tabulka, a když je kurzor v očíslovaném nebo odrážkovém seznamu, objeví se lišta Odrážky a číslování.</text:p>
      <text:h text:style-name="Heading_20_3" text:outline-level="3"><text:bookmark-start text:name="__RefHeading__2242_1986025576"/><text:soft-page-break/>Přizpůsobujeme si nástrojové lišty<text:bookmark-end text:name="__RefHeading__2242_1986025576"/></text:h>
      <text:p text:style-name="P51">Našim potřebám můžeme nástrojové lišty přizpůsobit vícero způsoby, můžeme vybrat zobrazované ikony, uzamknout polohu ukotvené lišty. Můžeme také přidat tlačítka a vytvořit nové lišty, jak je popsáno v kapitole 14 Přizpůsobení LibreOffice. Po klepnutí pravým tlačítkem na prázdné místo mezi tlačítky na liště otevřeme místní nabídku s následujícími pološkami:</text:p>
      <text:list xml:id="list102222411746694" text:continue-list="list102221186052992" text:style-name="List_20_1">
        <text:list-item>
          <text:p text:style-name="List_20_1">Chceme-li zobrazit nebo skrýt tlačítka určená pro vybranou lištu, <text:span text:style-name="T25">klepneme na</text:span> <text:span text:style-name="Strong_20_Emphasis">Viditelná tlačítka</text:span>. Viditelnost tlačítek je v závislosti na operačním systému označena buď ohraničením ikony (obrázek <text:sequence-ref text:reference-format="value" text:ref-name="refFigure3">4</text:sequence-ref>), nebo znakem zaškrtnutí vedle tlačítka. Kliknutím na ikonu přepínáme stav zobrazení ikony.</text:p>
        </text:list-item>
      </text:list>
      <text:p text:style-name="P63"><draw:frame draw:style-name="fr3" draw:name="Frame14" text:anchor-type="as-char" svg:width="11.545cm" draw:z-index="8"><draw:text-box fo:min-height="11.636cm"><text:p text:style-name="Caption"><draw:frame draw:style-name="fr10" draw:name="Image8" text:anchor-type="paragraph" svg:width="11.545cm" svg:height="10.89cm" draw:z-index="9"><draw:image xlink:href="Pictures/100002010000024C000003535D5C71F1AF614ECE.png" xlink:type="simple" xlink:show="embed" xlink:actuate="onLoad" loext:mime-type="image/png"/></draw:frame>Obrázek <text:sequence text:ref-name="refFigure3" text:name="Figure" text:formula="ooow:Figure+1" style:num-format="1">4</text:sequence>: Výběr viditelných tlačítek nástrojové lišty</text:p></draw:text-box></draw:frame></text:p>
      <text:list xml:id="list102221952346461" text:continue-numbering="true" text:style-name="List_20_1">
        <text:list-item>
          <text:p text:style-name="List_20_1">Klepnutím na <text:span text:style-name="Strong_20_Emphasis">Přizpůsobit lištu</text:span> otevřeme dialogové okno Přizpůsobit. Bližší informace o ní se nacházejí v kapitole 14 Přizpůsobení LibreOffice.</text:p>
        </text:list-item>
        <text:list-item>
          <text:p text:style-name="P115">Klepnutím na <text:span text:style-name="Strong_20_Emphasis">Ukotvit lištu</text:span> vybranou lištu ukotvíme. Lze ji však přesunout na jiné místo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Výběrem položky <text:span text:style-name="Strong_20_Emphasis">Ukotvit všechny lišty</text:span> ukotvíme všechny plovoucí lišty. Lze je však přesouvat na jiná místa.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Výběrem položky <text:span text:style-name="Strong_20_Emphasis">Zamknout umístění lišty</text:span> uzamkneme ukotvenou lištu na jejím místě.</text:p>
        </text:list-item>
        <text:list-item>
          <text:p text:style-name="P115">Výběrem položky <text:span text:style-name="Strong_20_Emphasis">Zavřít lištu</text:span> vybranou lištu zavřeme.</text:p>
        </text:list-item>
      </text:list>
      <text:h text:style-name="Heading_20_2" text:outline-level="2"><text:bookmark-start text:name="__RefHeading___Toc17033_1210483707"/>Místní nabídky<text:bookmark-end text:name="__RefHeading___Toc17033_1210483707"/></text:h>
      <text:p text:style-name="P18">Kontextové (místní) nabídky umožňují rychlý přístup k mnoha položkám ostatních nabídek. Otevřeme je kliknutím pravým tlačítkem myši na odstavec, obrázek nebo jiný objekt. Funkce a možnosti, které se v místní nabídce nacházejí, závisejí na vybraném objektu. Použití místní nabídky bývá nejjednodušším způsobem, jak najít požadovanou funkci, a to zejména tehdy, pokud přesně nevíme, ve které nabídce nebo na které nástrojové liště se nachází. <text:span text:style-name="T34">M</text:span><text:span text:style-name="T77">ístní nabídky </text:span><text:span text:style-name="T34">mohou</text:span><text:span text:style-name="T77"> zobrazovat použitelnou klávesovou zkratku, pokud byla nastavena; tuto viditelnost můžeme vypnout nebo zapnout v nabídce </text:span> <text:span text:style-name="Strong_20_Emphasis">Nástroje &gt; Možnosti </text:span><text:span text:style-name="Strong_20_Emphasis"><text:span text:style-name="T88">Libre</text:span></text:span><text:span text:style-name="Strong_20_Emphasis"><text:span text:style-name="T49">O</text:span></text:span><text:span text:style-name="Strong_20_Emphasis"><text:span text:style-name="T88">ffice &gt; </text:span></text:span><text:span text:style-name="Strong_20_Emphasis">Zobrazení &gt; </text:span><text:span text:style-name="Strong_20_Emphasis"><text:span text:style-name="T50">Viditelnost</text:span></text:span>.</text:p>
      <text:p text:style-name="Figure"><text:soft-page-break/><draw:frame draw:style-name="fr4" draw:name="Frame12" text:anchor-type="as-char" svg:width="8.618cm" draw:z-index="10"><draw:text-box fo:min-height="5.616cm"><text:p text:style-name="Caption"><draw:frame draw:style-name="fr11" draw:name="Image16" text:anchor-type="paragraph" svg:width="7.975cm" style:rel-width="100%" svg:height="4.784cm" style:rel-height="scale" draw:z-index="11"><draw:image xlink:href="Pictures/10000000000001C20000010E44A613DAB2ADF808.jpg" xlink:type="simple" xlink:show="embed" xlink:actuate="onLoad" loext:mime-type="image/jpeg"/></draw:frame><text:span text:style-name="T12"><text:line-break/></text:span>Obrázek <text:sequence text:ref-name="refFigure4" text:name="Figure" text:formula="ooow:Figure+1" style:num-format="1">5</text:sequence>: <text:span text:style-name="T6">Klávesové z</text:span>kratky v místních nabídkách</text:p></draw:text-box></draw:frame></text:p>
      <text:h text:style-name="Heading_20_2" text:outline-level="2"><text:bookmark-start text:name="__RefHeading__65331_1365249792"/>Stavový řádek<text:bookmark-end text:name="__RefHeading__65331_1365249792"/></text:h>
      <text:p text:style-name="P51">Stavový řádek se nachází v dolní části pracovního plochy. Poskytuje informace o dokumentu a umožňuje pohodlným způsobem změnit některé vlastnosti dokumentu. Je podobný ve všech součástech LibreOffice, ale každá z nich obsahuje i specifické položky. Příklad stavového řádku v modulu Writer je zobrazen na obrázku <text:sequence-ref text:reference-format="value" text:ref-name="refFigure5">6</text:sequence-ref>.</text:p>
      <text:p text:style-name="Figure"><draw:frame draw:style-name="fr3" draw:name="Frame41" text:anchor-type="as-char" svg:width="16.824cm" draw:z-index="12"><draw:text-box fo:min-height="4.969cm"><text:p text:style-name="Caption"><draw:frame draw:style-name="fr12" draw:name="Image15" text:anchor-type="paragraph" svg:x="1.205cm" svg:y="1.997cm" svg:width="13.917cm" svg:height="2.461cm" draw:z-index="13"><draw:image xlink:href="Pictures/100000000000020E0000005D464D7B6E0CACE1B2.png" xlink:type="simple" xlink:show="embed" xlink:actuate="onLoad" loext:mime-type="image/png"/></draw:frame><draw:frame draw:style-name="fr13" draw:name="Image11" text:anchor-type="as-char" svg:width="16.799cm" svg:height="1.739cm" draw:z-index="14"><draw:image xlink:href="Pictures/100002010000034600000069154481976CCCA80F.png" xlink:type="simple" xlink:show="embed" xlink:actuate="onLoad" loext:mime-type="image/png"/></draw:frame>Obrázek <text:sequence text:ref-name="refFigure5" text:name="Figure" text:formula="ooow:Figure+1" style:num-format="1">6 </text:sequence>: Příklad stavového řádku v modulu Writer</text:p></draw:text-box></draw:frame></text:p>
      <text:p text:style-name="Definition_20_Term">Číslo stránky, listu nebo snímku a počet stránek</text:p>
      <text:p text:style-name="Text_20_body_20_indent">Zobrazuje číslo aktuální stránky, listu nebo snímku a celkový počet stran, listů nebo snímků v dokumentu. Klepnutím na toto tlačítko otevřeme dialogové okno Přejít na stránku. Další použití tohoto pole závisí na konkrétním modulu balíku LibreOffice.</text:p>
      <text:p text:style-name="Definition_20_Term">Počet <text:span text:style-name="T73"/> slov a <text:span text:style-name="T73">znaků</text:span></text:p>
      <text:p text:style-name="Text_20_body_20_indent">Zobrazuje celkový počet slov a znaků v dokumentu nebo ve výběru.</text:p>
      <text:p text:style-name="Definition_20_Term">Styl stránky nebo návrh snímku</text:p>
      <text:p text:style-name="Text_20_body_20_indent">Zobrazuje aktuální styl stránky nebo návrh snímku. Pokud chceme aktuální styl stránky nebo návrh snímku změnit, na toto pole poklepeme. Chceme-li zvolit jiný styl stránky nebo návrh snímku, klepneme pravým tlačítkem myši na toto pole a vybereme položku ze zobrazeného seznamu.</text:p>
      <text:p text:style-name="Definition_20_Term">Jazyk</text:p>
      <text:p text:style-name="Text_20_body_20_indent">Zobrazuje aktuální jazyk textu na pozici kurzoru.</text:p>
      <text:p text:style-name="Definition_20_Term">Režim vkládání</text:p>
      <text:p text:style-name="Text_20_body_20_indent">Zobrazuje typ režimu vkládání, ve kterém se program nachází. Pokud je pole prázdné, program je v režimu vkládání. Pokaždé, když stiskneme klávesu <text:span text:style-name="Emphasis">Ins</text:span> nebo klepneme na toto pole, režim se přepne mezi vkládáním a přepisem.</text:p>
      <text:p text:style-name="P71">Režim výběru</text:p>
      <text:p text:style-name="P73">Kliknutím na pole pravým tlačítkem myši a následným výběrem z kontextové nabídky volíme různé režimy výběru. Ikona se nemění, pokud však ni najedeme kurzorem, zobrazí se název aktivního režimu.</text:p>
      <text:p text:style-name="Definition_20_Term">Neuložené změny</text:p>
      <text:p text:style-name="Text_20_body_20_indent">Vzhled ikona se změní, pokud v dokumentu byly provedeny změny, které nebyly uloženy.</text:p>
      <text:p text:style-name="Definition_20_Term"><text:soft-page-break/>Elektronický podpis</text:p>
      <text:p text:style-name="Text_20_body_20_indent">Pokud je dokument digitálně podepsaný, zobrazí se v tomto poli ikona. Klepnutím na ikonu podepíšeme dokument nebo zobrazíme existující certifikát.</text:p>
      <text:p text:style-name="P72">Informace o objektu</text:p>
      <text:p text:style-name="P74">Zobrazuje informace, které souvisejí s prvkem dokumentu, na kterém se nachází kurzor nebo který je vybrán.</text:p>
      <text:p text:style-name="Definition_20_Term">Režim zobrazení</text:p>
      <text:p text:style-name="Text_20_body_20_indent">Nabízí několik možností zobrazení stránky: Jednostránkové zobrazení, Vícestránkové zobrazení a Zobrazení jako kniha.</text:p>
      <text:p text:style-name="Definition_20_Term">Posuvník měřítka zobrazení</text:p>
      <text:p text:style-name="Text_20_body_20_indent">Pokud chceme změnit měřítko zobrazení dokumentu, přetáhneme posuvník nebo klepneme na znaménka + a −.</text:p>
      <text:p text:style-name="Definition_20_Term">Procento zvětšení</text:p>
      <text:p text:style-name="Text_20_body_20_indent">Značí úroveň zvětšení dokumentu. Klepneme-li na oblast s procenty pravým tlačítkem, otevře se seznam hodnot zvětšení, ze kterých si můžeme vybrat. Klepnutím na oblast s procenty otevřeme dialogové okno Přiblížení a režim zobrazení.</text:p>
      <text:h text:style-name="Heading_20_2" text:outline-level="2"><text:bookmark-start text:name="__RefHeading__8953_2107521479"/>Postranní lišta<text:bookmark-end text:name="__RefHeading__8953_2107521479"/></text:h>
      <text:p text:style-name="Text_20_body">Postranní lištu aktivujeme v hlavní nabídce pomocí <text:span text:style-name="Strong_20_Emphasis">Zobrazit &gt; Postranní lišta</text:span>. Nachází se na pravé straně pracovního prostoru modulů Writer, Calc, Impress a Draw (viz obrázek <text:sequence-ref text:reference-format="value" text:ref-name="refFigure6">7</text:sequence-ref>). Může obsahovat jeden nebo více <text:span text:style-name="T35">panelů</text:span>, a to v závislosti na aktuálním kontextu. <text:span text:style-name="T35">Postranní lišta</text:span> je rozčleněna do několika <text:span text:style-name="T35">panelů</text:span>. Mezi nimi lze přepínat pomocí karet na pravé straně.</text:p>
      <text:p text:style-name="Figure"><draw:frame draw:style-name="fr4" draw:name="Frame8" text:anchor-type="as-char" svg:width="11.936cm" draw:z-index="15"><draw:text-box fo:min-height="11.947cm"><text:p text:style-name="Caption"><draw:frame draw:style-name="fr14" draw:name="Image10" text:anchor-type="paragraph" svg:y="0cm" svg:width="11.799cm" svg:height="11.534cm" draw:z-index="16"><draw:image xlink:href="Pictures/10000201000001BE000001B45A65AE5A9E21387E.png" xlink:type="simple" xlink:show="embed" xlink:actuate="onLoad" loext:mime-type="image/png"/></draw:frame>Obrázek <text:sequence text:ref-name="refFigure6" text:name="Figure" text:formula="ooow:Figure+1" style:num-format="1">7</text:sequence>: Panel Vlastnosti postranní lišty v modulu Writer</text:p></draw:text-box></draw:frame></text:p>
      <text:p text:style-name="P5">Všechny <text:span text:style-name="T86">čtyři </text:span>moduly obsahují karty Vlastnosti, Styly a formátování, Galerie a Navigátor. Panel vlastností některých modulů má dodatečné karty, například <text:span text:style-name="T86">Stránka ve Writeru; </text:span>Předloha <text:span text:style-name="T38">stránky</text:span>, Vlastní animace a Přechod mezi snímky v modulu Impress, <text:span text:style-name="T38">Tvary</text:span> v <text:span text:style-name="T38">Draw</text:span> a Funkce v modulu Calc.</text:p>
      <text:p text:style-name="P16"><text:soft-page-break/>Postranní lišta je kombinací nástrojové lišty a dialogového okna. Můžeme například bez omezení pracovat s textem v hlavním okně a současně měnit jeho vlastnosti v postranní liště na panelu Vlastnosti.</text:p>
      <text:p text:style-name="P16">Nástrojové lišty a panely karet postranní lišty mají mnoho společných funkcí. Například tlačítka pro tučný text najdeme na nástrojové liště Formátování a současně v postranní liště na panelu Vlastnosti.</text:p>
      <text:p text:style-name="P15">Podrobnosti o postranní liště se nachází v uživatelských příručkách pro jednotlivé programy balíku LibreOffice.</text:p>
      <text:p text:style-name="P15">Postranní lištu můžeme skrýt klepnutím na šedé tlačítko Skrýt na levé straně lišty. Klepnutím na stejné tlačítko postranní lištu znovu zobrazíme.</text:p>
      <text:p text:style-name="P78">Chceme-li změnit ukotvené dialogové okno na plovoucí a opačně, použijeme rozbalovací seznam v Nastavení postranní lišty v horní části lišty karet (viz obrázek <text:sequence-ref text:reference-format="value" text:ref-name="refFigure7">8</text:sequence-ref>). Ze stejného seznamu můžeme zvolit, které položky mají být zahrnuty do postranní lišty.</text:p>
      <text:p text:style-name="Figure"><draw:frame draw:style-name="fr5" draw:name="Frame9" text:anchor-type="as-char" svg:width="11.418cm" draw:z-index="17"><draw:text-box fo:min-height="5.159cm"><text:p text:style-name="P67"><draw:frame draw:style-name="fr15" draw:name="Image12" text:anchor-type="paragraph" svg:width="5.263cm" svg:height="4.801cm" style:rel-height="scale" draw:z-index="18"><draw:image xlink:href="Pictures/10000000000000F0000000F0F7159F64F57F873D.png" xlink:type="simple" xlink:show="embed" xlink:actuate="onLoad" loext:mime-type="image/png"/></draw:frame>Obrázek <text:sequence text:ref-name="refFigure7" text:name="Figure" text:formula="ooow:Figure+1" style:num-format="1">8</text:sequence>: Plovoucí (uvolněná) nebo ukotvená postranní lišta</text:p></draw:text-box></draw:frame></text:p>
      <text:h text:style-name="Heading_20_1" text:outline-level="1"><text:bookmark-start text:name="__RefHeading__22077_697337876"/>Vytváření nových dokumentů<text:bookmark-end text:name="__RefHeading__22077_697337876"/></text:h>
      <text:p text:style-name="Text_20_body">Nový, prázdný dokument je možné v LibreOffice vytvořit několika způsoby.</text:p>
      <text:p text:style-name="P4">Pokud je LibreOffice spuštěný, ale není v něm otevřen žádný dokument, zobrazí se úvodní obrazovka (obrázek <text:sequence-ref text:reference-format="value" text:ref-name="refFigure0">1</text:sequence-ref><text:s/>na stránce <text:sequence-ref text:reference-format="page" text:ref-name="refFigure0">8</text:sequence-ref>). Klepnutím na některé tlačítko vytvoříme nový dokument daného typu nebo klepnutím na tlačítko Šablony vytvoříme nový dokument pomocí šablony.</text:p>
      <text:p text:style-name="P75">Nový dokument můžeme vytvořit i jedním z následujících způsobů.</text:p>
      <text:list xml:id="list102221762538482" text:continue-numbering="true" text:style-name="List_20_1">
        <text:list-item>
          <text:p text:style-name="P115">Zvolíme <text:span text:style-name="Strong_20_Emphasis">Soubor &gt; Nový</text:span> v hlavní nabídce a vybereme typ dokumentu z místní nabídky.</text:p>
        </text:list-item>
        <text:list-item>
          <text:p text:style-name="P115">Použijeme klávesovou zkratku <text:span text:style-name="Keystroke">Ctrl + n</text:span>, čímž vytvoříme nový dokument. Typ vytvořeného dokumentu závisí na tom, který modul balíku LibreOffice je otevřený a aktivní. Pokud je například otevřený a aktivní modul Calc, vytvoří se nový sešit.</text:p>
        </text:list-item>
        <text:list-item>
          <text:p text:style-name="P115">Zvolíme <text:span text:style-name="Strong_20_Emphasis">Soubor &gt; Průvodci</text:span> v hlavní nabídce a vybereme typ dokumentu z místní nabídky.</text:p>
        </text:list-item>
        <text:list-item>
          <text:p text:style-name="P115">Pokud je nějaký dokument již v LibreOffice otevřen, stiskneme tlačítko <text:span text:style-name="Strong_20_Emphasis">Nový</text:span> na nástrojové liště Standardní. V novém okně se otevře nový dokument stejného typu, jako je otevřený dokument. Pokud je například otevřený a aktivní modul Calc, vytvoří se nový sešit. Tlačítko <text:span text:style-name="Strong_20_Emphasis">Nový</text:span> se mění v závislosti na tom, jaký modul LibreOffice je otevřen.</text:p>
        </text:list-item>
        <text:list-item>
          <text:p text:style-name="P115">Pokud je v LibreOffice již otevřen nějaký dokument, klepneme na trojúhelníček napravo od tlačítka <text:span text:style-name="Strong_20_Emphasis">Nový</text:span> na nástrojové liště Standardní a vybereme z místní nabídky typ dokumentu, který se má vytvořit.</text:p>
        </text:list-item>
      </text:list>
      <text:list xml:id="list102221672147562" text:continue-list="list102221914304556" text:style-name="Heading_20_Note">
        <text:list-item>
          <text:p text:style-name="P106">Poznámka</text:p>
        </text:list-item>
      </text:list>
      <text:p text:style-name="P70">Pokud zavřeme všechny dokumenty, aniž bychom <text:span text:style-name="T36">ukončili</text:span> <text:span text:style-name="T36">samotný</text:span> LibreOffice, zobrazí se úvodní obrazovka.</text:p>
      <text:h text:style-name="Heading_20_1" text:outline-level="1"><text:bookmark-start text:name="__RefHeading__35663913"/><text:soft-page-break/>Otevírání stávajících dokumentů<text:bookmark-end text:name="__RefHeading__35663913"/></text:h>
      <text:p text:style-name="P76">Stávající dokument lze otevřít jedním z následujících způsobů:</text:p>
      <text:list xml:id="list102222011079094" text:continue-list="list102221762538482" text:style-name="List_20_1">
        <text:list-item>
          <text:p text:style-name="P117">Není-li otevřen žádný dokument, klepneme na tlačítko <text:span text:style-name="Strong_20_Emphasis">Otevřít soubor</text:span> nebo <text:span text:style-name="Strong_20_Emphasis">Vzdálené </text:span><text:span text:style-name="Strong_20_Emphasis"><text:span text:style-name="T86">s</text:span></text:span><text:span text:style-name="Strong_20_Emphasis">oubory</text:span> na úvodní obrazovce, čímž se otevře dialogové okno Otevřít. <text:span text:style-name="T40"/>.</text:p>
        </text:list-item>
        <text:list-item>
          <text:p text:style-name="P117">Zvolíme <text:span text:style-name="Strong_20_Emphasis">Soubor &gt; Otevřít</text:span> nebo <text:span text:style-name="Strong_20_Emphasis">Soubor &gt; Otevřít vzdálený</text:span> v hlavní nabídce, čímž otevřeme <text:span text:style-name="T89">dialogové okno O</text:span>tevřít.</text:p>
        </text:list-item>
        <text:list-item>
          <text:p text:style-name="P117">Použijeme klávesovou zkratku <text:span text:style-name="Keystroke">Ctrl + O</text:span>, čímž otevřeme dialogové okno Otevřít.</text:p>
        </text:list-item>
        <text:list-item>
          <text:p text:style-name="P109">Pokud je již nějaký dokument otevřen, stiskneme tlačítko <text:span text:style-name="Strong_20_Emphasis">Otevřít</text:span> na nástrojové liště Standardní a vybereme požadovaný soubor ze seznamu v dialogovém okně Otevřít.</text:p>
        </text:list-item>
        <text:list-item>
          <text:p text:style-name="P110">Klepneme na trojúhelníček napravo od tlačítka <text:span text:style-name="Strong_20_Emphasis">Otevřít</text:span>, čímž otevřeme seznam naposledy otevřených dokumentů. Šablonu vybereme klepnutím na <text:span text:style-name="Strong_20_Emphasis">Otevřít šablonu</text:span>, <text:span text:style-name="T87">nebo pro vzdálené soubory klepnutím na </text:span><text:span text:style-name="Strong_20_Emphasis"><text:span text:style-name="T87">Otevřít vzdálený soubor</text:span></text:span><text:span text:style-name="T87"/>.</text:p>
        </text:list-item>
        <text:list-item>
          <text:p text:style-name="P117">Není-li otevřen žádný dokument, klepneme na náhled naposledy otevřených dokumentů, které jsou zobrazeny na úvodní obrazovce. Je-li nedávno otevřených dokumentů více, můžeme požadovaný soubor vyhledat posunem svislého posuvníku či rolováním kolečka myši. </text:p>
        </text:list-item>
      </text:list>
      <text:p text:style-name="Text_20_body">Pokud používáme dialogové okno Otevřít, přejdeme do složky s požadovaným souborem, vybereme ho a poté klepneme na <text:span text:style-name="Strong_20_Emphasis">Otevřít</text:span>. Pokud je nějaký dokument v LibreOffice již otevřen, další dokument se otevře v novém okně.</text:p>
      <text:p text:style-name="Text_20_body">V dialogovém okně Otevřít můžeme seznam souborů zúžit výběrem typu souboru, který hledáme. Pokud například jako typ souboru zvolíme Textové dokumenty, zobrazí se pouze dokumenty, které dokáže otevřít program Writer (soubory s příponou .odt, .doc, .txt a další); pokud zvolíme Sešity, zobrazí se soubory .ods, .xls nebo jiné soubory, které se otevírají v programu Calc.</text:p>
      <text:p text:style-name="Text_20_body">Stávající dokument ve formátu, který dokáže LibreOffice zpracovat, můžeme také otevřít poklepáním na jeho ikonu na ploše nebo ve správci souborů, jakým je například Průzkumník Windows. Aby se v příslušném modulu balíku LibreOffice otevřely jiné typy souborů než ODF, je třeba asociovat LibreOffice s těmito typy souborů.</text:p>
      <text:list xml:id="list102221014654611" text:continue-list="list102221672147562" text:style-name="Heading_20_Note">
        <text:list-item>
          <text:p text:style-name="Heading_20_Note">Poznámka</text:p>
        </text:list-item>
      </text:list>
      <text:p text:style-name="P42">Při otevírání souborů uložených na vzdáleném serveru můžeme být pro přihlášení vyzváni k zadání uživatelského jména a hesla.</text:p>
      <text:h text:style-name="Heading_20_1" text:outline-level="1"><text:bookmark-start text:name="__RefHeading__22079_697337876"/>Ukládání dokumentů<text:bookmark-end text:name="__RefHeading__22079_697337876"/></text:h>
      <text:p text:style-name="Text_20_body">Soubor můžeme uložit jedním z následujících způsobů:</text:p>
      <text:list xml:id="list102221621035910" text:continue-list="list102222011079094" text:style-name="List_20_1">
        <text:list-item>
          <text:p text:style-name="List_20_1"><text:span text:style-name="Strong_20_Emphasis">Uložit</text:span> – použijeme, pokud chceme zachovat aktuální formát dokumentu, jeho název a umístění.</text:p>
        </text:list-item>
        <text:list-item>
          <text:p text:style-name="P118"><text:span text:style-name="Strong_20_Emphasis">Uložit vzdálený</text:span> – použijeme, pokud již je, nebo teprve bude, dokument uložen na vzdáleném serveru.</text:p>
        </text:list-item>
        <text:list-item>
          <text:p text:style-name="List_20_1"><text:span text:style-name="Strong_20_Emphasis">Uložit jako</text:span> – použijeme, chceme-li vytvořit nový dokument, změnit jeho název nebo uložit na jiné umístění v počítači.</text:p>
        </text:list-item>
        <text:list-item>
          <text:p text:style-name="P118"><text:span text:style-name="Strong_20_Emphasis">Uložit </text:span><text:span text:style-name="Strong_20_Emphasis"><text:span text:style-name="T87">k</text:span></text:span><text:span text:style-name="Strong_20_Emphasis">opii</text:span> – použijeme, pokud chceme uložit kopii aktuálního dokumentu a ponechat ho otevřený pro další úpravy.</text:p>
        </text:list-item>
        <text:list-item>
          <text:p text:style-name="P119"><text:span text:style-name="Strong_20_Emphasis">Uložit vše</text:span> – použijeme k uložení všech otevřených souborů v našem aktuálním sezení.</text:p>
        </text:list-item>
      </text:list>
      <text:h text:style-name="Heading_20_2" text:outline-level="2"><text:bookmark-start text:name="__RefHeading__5389_1247198942"/>Příkaz Uložit<text:bookmark-end text:name="__RefHeading__5389_1247198942"/></text:h>
      <text:p text:style-name="Text_20_body">Chceme-li při ukládání dokumentu zachovat jeho stávající název a umístění, provedeme jednu z následujících možností:</text:p>
      <text:list xml:id="list1931416145" text:style-name="List_20_1">
        <text:list-item>
          <text:p text:style-name="P111"><text:soft-page-break/>Z hlavní nabídky zvolíme <text:span text:style-name="Strong_20_Emphasis">Soubor &gt; Uložit</text:span>.</text:p>
        </text:list-item>
        <text:list-item>
          <text:p text:style-name="P111">Použijeme klávesovou zkratku <text:span text:style-name="Keystroke">Ctrl + s</text:span>.</text:p>
        </text:list-item>
        <text:list-item>
          <text:p text:style-name="P111">Klikneme na ikonu <text:span text:style-name="Strong_20_Emphasis">Uložit</text:span> na standardní nástrojové liště.</text:p>
        </text:list-item>
        <text:list-item>
          <text:p text:style-name="P111">Z hlavního menu zvolíme <text:span text:style-name="Strong_20_Emphasis">Soubor &gt; Uložit vše</text:span>.</text:p>
        </text:list-item>
        <text:list-item>
          <text:p text:style-name="P111">Z hlavního menu zvolíme <text:span text:style-name="Strong_20_Emphasis">Soubor &gt; Uložit vzdálený</text:span>.</text:p>
        </text:list-item>
        <text:list-item>
          <text:p text:style-name="P111">Z hlavního menu zvolíme <text:span text:style-name="Strong_20_Emphasis">Soubor &gt; Uložit kopii</text:span> (<text:span text:style-name="T63">p</text:span>odobné jako příkaz <text:span text:style-name="T63">U</text:span><text:span text:style-name="T7">ložit jako</text:span>).</text:p>
        </text:list-item>
      </text:list>
      <text:p text:style-name="Text_20_body">Při použití příkazu Uložit se přepíše naposledy uložená verze souboru.</text:p>
      <text:h text:style-name="Heading_20_2" text:outline-level="2"><text:bookmark-start text:name="__RefHeading__5391_1247198942"/>Příkaz Uložit jako<text:bookmark-end text:name="__RefHeading__5391_1247198942"/></text:h>
      <text:p text:style-name="Figure"><draw:frame draw:style-name="fr5" draw:name="Frame5" text:anchor-type="as-char" svg:width="11.465cm" draw:z-index="19"><draw:text-box fo:min-height="8.241cm"><text:p text:style-name="Caption"><draw:frame draw:style-name="fr11" draw:name="Image1" text:anchor-type="paragraph" svg:width="16.535cm" style:rel-width="100%" svg:height="10.82cm" style:rel-height="scale" draw:z-index="20"><draw:image xlink:href="Pictures/10000000000002710000019961DB8D8BD5B3932C.png" xlink:type="simple" xlink:show="embed" xlink:actuate="onLoad" loext:mime-type="image/png"/></draw:frame><text:span text:style-name="T12"><text:line-break/></text:span>Obrázek <text:sequence text:ref-name="refFigure8" text:name="Figure" text:formula="ooow:Figure+1" style:num-format="1">9</text:sequence>: Ukázka dialogového okna Uložit jako balíku LibreOffice</text:p></draw:text-box></draw:frame></text:p>
      <text:p text:style-name="P24">Chceme-li vytvořit nový dokument, změnit jeho název či formát nebo uložit na jiné umístění v počítači:</text:p>
      <text:list xml:id="list102222238108422" text:continue-numbering="true" text:style-name="List_20_1">
        <text:list-item>
          <text:p text:style-name="P120">Použijeme klávesovou zkratku <text:span text:style-name="Keystroke">Ctrl + Shift + s</text:span>.</text:p>
        </text:list-item>
        <text:list-item>
          <text:p text:style-name="P112">Z hlavní nabídky zvolíme <text:span text:style-name="Strong_20_Emphasis">Soubor &gt; Uložit jako</text:span>.</text:p>
        </text:list-item>
      </text:list>
      <text:p text:style-name="P4">Když se otevře dialogové okno Uložit jako (obrázek <text:sequence-ref text:reference-format="value" text:ref-name="refFigure8">9</text:sequence-ref>) nebo Uložit, zadáme název souboru, případně změníme typ souboru nebo přejdeme na nové umístění a klepneme na <text:span text:style-name="Strong_20_Emphasis">Uložit</text:span>.</text:p>
      <text:h text:style-name="Heading_20_1" text:outline-level="1"><text:bookmark-start text:name="__RefHeading__20523_24232397"/>Ochrana heslem<text:bookmark-end text:name="__RefHeading__20523_24232397"/></text:h>
      <text:p text:style-name="Text_20_body">Chceme-li určit, kteří uživatelé mohou dokument otevírat a číst nebo kdo ho může otevírat a upravovat, je nutno použít ochranu heslem.</text:p>
      <text:list xml:id="list8784342564987608995" text:style-name="Numbering_20_1">
        <text:list-item>
          <text:p text:style-name="P85">Při použití příkazu <text:span text:style-name="T63">Uložit jako</text:span> zaškrtneme možnost <text:span text:style-name="Strong_20_Emphasis">Uložit s heslem</text:span> v dialogovém okně Uložit jako nebo Uložit.</text:p>
        </text:list-item>
        <text:list-item>
          <text:p text:style-name="P85">Klepnutím na <text:span text:style-name="Strong_20_Emphasis">Uložit</text:span> otevřeme dialogové okno Nastavit heslo (obrázek <text:sequence-ref text:reference-format="value" text:ref-name="refFigure9">10</text:sequence-ref>).</text:p>
        </text:list-item>
        <text:list-item>
          <text:p text:style-name="Numbering_20_1">Do pole <text:span text:style-name="Emphasis">Heslo pro zašifrování souboru</text:span> zadáme heslo pro otevření dokumentu a následně jej pro potvrzení zopakujeme.</text:p>
        </text:list-item>
        <text:list-item>
          <text:p text:style-name="Numbering_20_1">Pokud chceme omezit úpravy dokumentu, klepneme na <text:span text:style-name="Strong_20_Emphasis">Možnosti</text:span>.</text:p>
        </text:list-item>
        <text:list-item>
          <text:p text:style-name="Numbering_20_1">V části <text:span text:style-name="Emphasis">Heslo pro sdílení souboru</text:span> vybereme <text:span text:style-name="Strong_20_Emphasis">Otevřít jen pro čtení</text:span>, zadáme heslo umožňující úpravy a následně jej pro potvrzení zopakujeme.</text:p>
        </text:list-item>
        <text:list-item>
          <text:p text:style-name="Numbering_20_1">Klepnutím na <text:span text:style-name="Strong_20_Emphasis">OK</text:span> dialogové okno zavřeme. Pokud se hesla shodují, dokument se uloží a bude chráněn heslem. Pokud se hesla neshodují, zobrazí se chybová zpráva.</text:p>
        </text:list-item>
      </text:list>
      <text:p text:style-name="P77"><text:soft-page-break/><draw:frame draw:style-name="fr5" draw:name="Frame7" text:anchor-type="as-char" svg:width="8.636cm" draw:z-index="21"><draw:text-box fo:min-height="9.716cm"><text:p text:style-name="Caption"><draw:frame draw:style-name="fr15" draw:name="Image3" text:anchor-type="paragraph" svg:width="8.636cm" svg:height="8.966cm" draw:z-index="22"><draw:image xlink:href="Pictures/10000000000001510000016B2CEBA5823936B47F.png" xlink:type="simple" xlink:show="embed" xlink:actuate="onLoad" loext:mime-type="image/png"/></draw:frame>Obrázek <text:sequence text:ref-name="refFigure9" text:name="Figure" text:formula="ooow:Figure+1" style:num-format="1">10</text:sequence>: Dialogové okno Nastavit heslo</text:p></draw:text-box></draw:frame></text:p>
      <text:list xml:id="list816635282" text:style-name="Heading_20_Caution">
        <text:list-item>
          <text:p text:style-name="Heading_20_Caution">Upozornění</text:p>
        </text:list-item>
      </text:list>
      <text:p text:style-name="P79">LibreOffice používá velmi silné šifrování, které znemožňuje obnovení obsahu dokumentu v případě, že ztratíte nebo zapomenete heslo.</text:p>
      <text:h text:style-name="P101" text:outline-level="2"><text:bookmark-start text:name="__RefHeading__14630_129573012"/>Změna hesla<text:bookmark-end text:name="__RefHeading__14630_129573012"/></text:h>
      <text:p text:style-name="Text_20_body">Pokud je dokument chráněn heslem, můžeme heslo po otevření dokumentu změnit. V hlavní nabídce zvolíme <text:span text:style-name="Strong_20_Emphasis">Soubor &gt; Vlastnosti &gt; Obecné</text:span> a klepneme na tlačítko <text:span text:style-name="Strong_20_Emphasis">Změnit heslo</text:span>. Otevře se okno Nastavit heslo, ve kterém nové heslo zadáme.</text:p>
      <text:h text:style-name="Heading_20_2" text:outline-level="2"><text:bookmark-start text:name="__RefHeading__22083_697337876"/>Automatické ukládání dokumentů<text:bookmark-end text:name="__RefHeading__22083_697337876"/></text:h>
      <text:p text:style-name="P11">Součástí Automatického obnovení v LibreOffice je možnost automatického ukládání dokumentů. Automatické ukládání, podobně jako ruční ukládání, přepíše naposledy uložený stav souboru aktuální verzí.</text:p>
      <text:p text:style-name="P49">Chceme-li nastavit automatické ukládání:</text:p>
      <text:list xml:id="list37438389" text:style-name="Numbering_20_1">
        <text:list-item text:start-value="1">
          <text:p text:style-name="Numbering_20_1">V hlavní nabídce zvolíme <text:span text:style-name="Strong_20_Emphasis">Nástroje &gt; Možnosti &gt; Načítání/ukládání &gt; Obecné</text:span>.</text:p>
        </text:list-item>
        <text:list-item>
          <text:p text:style-name="Numbering_20_1">Vybereme <text:span text:style-name="Strong_20_Emphasis">Informace pro automatické obnovení uložit každých</text:span> a nastavíme časový interval.</text:p>
        </text:list-item>
        <text:list-item>
          <text:p text:style-name="Numbering_20_1">Klikneme na <text:span text:style-name="Strong_20_Emphasis">OK</text:span>.</text:p>
        </text:list-item>
      </text:list>
      <text:h text:style-name="P89" text:outline-level="1"><text:bookmark-start text:name="__RefHeading___Toc24066_687030175"/>Otevření a uložení souborů na vzdálených serverech<text:bookmark-end text:name="__RefHeading___Toc24066_687030175"/></text:h>
      <text:p text:style-name="P46">LibreOffice umí otevřít a uložit soubory na vzdálené servery. Udržování souborů na vzdálených serverech umožňuje pracovat s dokumenty pomocí různých počítačů. Například můžeme pracovat na dokumentu během dne v kanceláři a upravit jej doma (například v případě náhlých nutných změn, home office atd.). Ukládáním souborů na vzdálený server také zálohujeme dokumenty před ztrátou počítače nebo selháním pevného disku. Některé servery umožňují sloučit změny a stáhnout a rezervovat soubory, a tak řídit jejich používání a přístup.</text:p>
      <text:p text:style-name="P23">LibreOffice podporuje mnoho serverů pro dokumenty, které používají dobře známé síťové protokoly jako FTP, WebDAV, sdílení Windows a SSH. Podporuje také populární služby jako Disk Google a Microsoft OneNote, stejně jako komerční a open-source servery implementující standard OASIS CMIS.</text:p>
      <text:p text:style-name="P12"><text:soft-page-break/>Pro povolení spojení se vzdáleným serverem použijeme jednu z následujících možností:</text:p>
      <text:list xml:id="list102221938728644" text:continue-list="list102221621035910" text:style-name="List_20_1">
        <text:list-item>
          <text:p text:style-name="List_20_1">Stiskneme tlačítko <text:span text:style-name="Strong_20_Emphasis">Vzdálené soubory</text:span> na úvodní obrazovce</text:p>
        </text:list-item>
        <text:list-item>
          <text:p text:style-name="P121">Zvolíme <text:span text:style-name="Strong_20_Emphasis">Soubor &gt; Otevřít vzdálený</text:span> <text:span text:style-name="T78">v libovolném otevřeném dokumentu.</text:span></text:p>
        </text:list-item>
        <text:list-item>
          <text:p text:style-name="P122">Zvolíme <text:span text:style-name="Strong_20_Emphasis">Soubor &gt; Uložit vzdálený</text:span> <text:span text:style-name="T79">v libovolném otevřeném dokumentu.</text:span></text:p>
        </text:list-item>
      </text:list>
      <text:p text:style-name="P17">V dialogovém okně Vzdálené soubory (obrázek <text:sequence-ref text:reference-format="value" text:ref-name="refFigure11">12</text:sequence-ref>) stiskneme tlačítko <text:span text:style-name="Strong_20_Emphasis"><text:span text:style-name="T47">Spravovat služby &gt;</text:span></text:span> <text:span text:style-name="Strong_20_Emphasis">Přidat službu</text:span> v pravém horním rohu dialogového okna Vzdálené soubory (obrázek <text:sequence-ref text:reference-format="value" text:ref-name="refFigure10">11</text:sequence-ref>). <text:span text:style-name="T80">V závislosti na typu souborové služby, kterou vybereme v seznamu Typ, jsou nutné různé parametry pro připojení ke vzdálenému serveru.</text:span></text:p>
      <text:p text:style-name="Figure"><draw:frame draw:style-name="fr6" draw:name="Frame10" text:anchor-type="as-char" svg:width="8.184cm" draw:z-index="23"><draw:text-box fo:min-height="7.86cm"><text:p text:style-name="Caption"><draw:frame draw:style-name="fr15" draw:name="Image13" text:anchor-type="paragraph" svg:width="8.184cm" svg:height="7.292cm" style:rel-height="scale" draw:z-index="24"><draw:image xlink:href="Pictures/10000201000001A600000178FB105DE706012EA8.png" xlink:type="simple" xlink:show="embed" xlink:actuate="onLoad" loext:mime-type="image/png"/></draw:frame>Obrázek <text:sequence text:ref-name="refFigure10" text:name="Figure" text:formula="ooow:Figure+1" style:num-format="1">11</text:sequence>: Nastavení připojení ke vzdálenému serveru</text:p></draw:text-box></draw:frame></text:p>
      <text:p text:style-name="P13">Jakmile je připojení nadefinováno, stiskneme tlačítko <text:span text:style-name="Strong_20_Emphasis">OK</text:span>. Dialogové okno ztmavne, dokud není navázáno spojení se serverem. Pro přihlášení na server se může zobrazit dialogové okno se žádostí o uživatelské jméno a heslo. Zadáme přihlašovací údaje.</text:p>
      <text:p text:style-name="P14">Dialogové okno Vzdálené soubory (obrázek <text:sequence-ref text:reference-format="value" text:ref-name="refFigure11">12</text:sequence-ref>), které se pak objeví, má mnoho částí. Horní rozbalovací nabídka obsahuje seznam vzdálených serverů, které jsme již definovali. Řádek pod seznamem ukazuje cestu, přístup ke složce. Na levé straně je struktura složek uživatelského prostoru na serveru. Hlavní panel zobrazuje soubory ve vzdálené složce. Pro pokračování klepneme na tlačítko <text:span text:style-name="Strong_20_Emphasis">Otevřít</text:span> nebo <text:span text:style-name="Strong_20_Emphasis">Uložit</text:span>.</text:p>
      <text:p text:style-name="Figure"><draw:frame draw:style-name="fr6" draw:name="Frame11" text:anchor-type="as-char" svg:width="11.633cm" draw:z-index="25"><draw:text-box fo:min-height="8.423cm"><text:p text:style-name="P66"><draw:frame draw:style-name="fr15" draw:name="Image14" text:anchor-type="paragraph" svg:width="11.411cm" svg:height="7.999cm" draw:z-index="26"><draw:image xlink:href="Pictures/1000020100000254000001B9F5112E6B4ED5911D.png" xlink:type="simple" xlink:show="embed" xlink:actuate="onLoad" loext:mime-type="image/png"/></draw:frame>Obrázek <text:sequence text:ref-name="refFigure11" text:name="Figure" text:formula="ooow:Figure+1" style:num-format="1">12</text:sequence>: Dialogové okno Vzdálené soubory po připojení k serveru</text:p></draw:text-box></draw:frame></text:p>
      <text:h text:style-name="Heading_20_1" text:outline-level="1"><text:bookmark-start text:name="__RefHeading__22089_697337876"/><text:soft-page-break/>Používáme Navigátor<text:bookmark-end text:name="__RefHeading__22089_697337876"/></text:h>
      <text:p text:style-name="Text_20_body">Navigátor zobrazuje seznam objektů v dokumentu podle kategorií. V modulu Writer zobrazuje nadpisy, tabulky, <text:span text:style-name="T87">t</text:span>extové rámce, komentáře, <text:span text:style-name="T39">o</text:span>brázky, záložky a další položky, jak to znázorňuje obrázek <text:sequence-ref text:reference-format="value" text:ref-name="refFigure12">13</text:sequence-ref>. V modulu Calc zobrazuje listy, <text:span text:style-name="T87">n</text:span>ázvy oblastí, databázové <text:span text:style-name="T87">o</text:span>blasti, <text:span text:style-name="T39">obrázky</text:span>, <text:span text:style-name="T87">k</text:span>resby a další položky. V modulech Impress a Draw zobrazuje snímky, <text:span text:style-name="T39">stránky</text:span> a další položky.</text:p>
      <text:p text:style-name="P21">Chceme-li Navigátor otevřít, stiskneme tlačítko <text:span text:style-name="Keystroke">Navigátor</text:span> na nástrojové liště Standardní, stiskneme klávesu <text:span text:style-name="Strong_20_Emphasis">F5</text:span> nebo zvolíme <text:span text:style-name="Strong_20_Emphasis">Zobrazit &gt; Navigátor</text:span> v hlavní nabídce, nebo stiskneme tlačítko Navigátor v postranní liště.</text:p>
      <text:p text:style-name="Text_20_body">Klepnutím na značku (+ nebo trojúhelník) vedle některé kategorie zobrazíme seznam objektů v dané kategorii.</text:p>
      <text:p text:style-name="P48">Navigátor nabízí několik pohodlných způsobů, jak se přesouvat v dokumentu a jak v něm hledat různé prvky:</text:p>
      <text:list xml:id="list8422671345123978339" text:style-name="List_20_1">
        <text:list-item>
          <text:p text:style-name="P123">Pokud kategorie obsahuje seznam objektů, poklepáním na nějaký objekt přejdeme přímo na tento objekt.</text:p>
        </text:list-item>
        <text:list-item>
          <text:p text:style-name="P124">Objekty lze snadněji nalézt, pokud jim při jejich vytváření dáme rozpoznatelné názvy namísto toho, abychom jim ponechali výchozí názvy jako List1, Tabulka1, Tabulka2 a podobně. Výchozí názvy navíc nemusí odpovídat skutečné pozici objektů v dokumentu.</text:p>
        </text:list-item>
        <text:list-item>
          <text:p text:style-name="P125">Navigátor také poskytuje možnost přesouvat, zvyšovat a snižovat úroveň položek v dokumentu.</text:p>
        </text:list-item>
        <text:list-item>
          <text:p text:style-name="P124">Navigátor je v jednotlivých modulech LibreOffice vybaven různými funkcemi. Ty jsou dále vysvětleny v příslušných příručkách pro jednotlivé moduly LibreOffice.</text:p>
        </text:list-item>
      </text:list>
      <text:p text:style-name="P63"><draw:frame draw:style-name="fr3" draw:name="Frame6" text:anchor-type="as-char" svg:width="6.747cm" draw:z-index="0"><draw:text-box fo:min-height="7.468cm"><text:p text:style-name="Caption"><draw:frame draw:style-name="fr8" draw:name="Image5" text:anchor-type="char" svg:width="6.5cm" svg:height="7.05cm" draw:z-index="27"><draw:image xlink:href="Pictures/100002010000013C0000015767C0F399DBEF6FD4.png" xlink:type="simple" xlink:show="embed" xlink:actuate="onLoad" loext:mime-type="image/png"/></draw:frame>Obrázek <text:sequence text:ref-name="refFigure12" text:name="Figure" text:formula="ooow:Figure+1" style:num-format="1">13</text:sequence>: Navigátor v modulu Writer</text:p></draw:text-box></draw:frame></text:p>
      <text:h text:style-name="Heading_20_1" text:outline-level="1"><text:bookmark-start text:name="__RefHeading__22091_697337876"/>Vracení úprav zpět a opakování vrácených změn<text:bookmark-end text:name="__RefHeading__22091_697337876"/></text:h>
      <text:p text:style-name="Text_20_body">Chceme-li vrátit poslední neuloženou změnu v dokumentu, použijeme klávesovou zkratku <text:span text:style-name="Keystroke">Ctrl + z,</text:span> nebo stiskneme tlačítko <text:span text:style-name="Strong_20_Emphasis">Zpět</text:span> na nástrojové liště Standardní nebo v hlavní nabídce zvolíme <text:span text:style-name="Strong_20_Emphasis">Úpravy &gt; Zpět</text:span>. Klepnutím na trojúhelníček napravo od tlačítka <text:span text:style-name="Strong_20_Emphasis">Zpět</text:span> zobrazíme seznam všech změn, které je možné vrátit. Můžeme jich vybrat několik a vrátit je najednou.</text:p>
      <text:p text:style-name="Text_20_body">Poté, co byly změny vráceny, je můžeme zopakovat. Pro zopakování, použijeme klávesovou zkratku <text:span text:style-name="Keystroke">Ctrl + Y</text:span>, klepneme na ikonu <text:span text:style-name="Strong_20_Emphasis">Znovu</text:span> na nástrojové liště Standardní nebo v hlavní nabídce zvolíme <text:span text:style-name="Strong_20_Emphasis">Úpravy &gt; Znovu</text:span>. Stejně jako u funkce Zpět můžeme klepnutím na trojúhelníček napravo od tlačítka <text:span text:style-name="Strong_20_Emphasis"><text:span text:style-name="T48">Znovu</text:span></text:span><text:span text:style-name="T39"> </text:span> zobrazit seznam všech změn, které je možné zopakovat.</text:p>
      <text:p text:style-name="P22">Pro opakování posledního příkazu, prováděného na celý dokument, použijeme klávesovou zkratku <text:span text:style-name="Keystroke">Ctrl + Shift + y</text:span>. To může ušetřit několikanásobné klepnutí v nabídkách nebo použití klávesových zkratek, zvláště pokud je příkaz v podnabídce.</text:p>
      <text:h text:style-name="Heading_20_1" text:outline-level="1"><text:bookmark-start text:name="__RefHeading___Toc24068_687030175"/><text:soft-page-break/>Opětovné načtení dokumentu<text:bookmark-end text:name="__RefHeading___Toc24068_687030175"/></text:h>
      <text:p text:style-name="P32">Opětovné načtení je užitečné ve dvou situacích.</text:p>
      <text:list xml:id="list102222267741062" text:continue-list="list102221938728644" text:style-name="List_20_1">
        <text:list-item>
          <text:p text:style-name="List_20_1">Možná budeme chtít zahodit všechny změny provedené po posledním uložení dokumentu.</text:p>
        </text:list-item>
        <text:list-item>
          <text:p text:style-name="P126"><text:span text:style-name="T37">M</text:span><text:span text:style-name="T81">ožná jsme provedli některé změny formátování, které se nezobrazí, dokud nebude dokument uzavřen a znovu otevřen; opakované načítání má stejný výsledek.</text:span></text:p>
        </text:list-item>
      </text:list>
      <text:p text:style-name="P31">Pro opětovné načtení dokumentu zvolíme v <text:span text:style-name="Strong_20_Emphasis">h</text:span>lavní nabídce <text:span text:style-name="T71">Soubor &gt; Znovu načíst</text:span>. Pokud jsme od posledního uložení provedli změny v souboru, zobrazí se potvrzovací dialogové okno, které nás upozorní, že <text:span text:style-name="T68">o</text:span>pětovné načtení zruší naše poslední změny. <text:span text:style-name="T71">V něm zvolíme, zda chceme změny uložit, nebo zahodit.</text:span></text:p>
      <text:p text:style-name="P33"><text:span text:style-name="T72">Při opětovném načtení dokumentu se dialogové okno Soubor </text:span><text:span text:style-name="T29">n</text:span><text:span text:style-name="T30">eotevře</text:span><text:span text:style-name="T72">, protože soubor je již vybrán.</text:span></text:p>
      <text:h text:style-name="P90" text:outline-level="1"><text:bookmark-start text:name="__RefHeading___Toc8226_986578429"/>Používání vlastností dokumentu<text:bookmark-end text:name="__RefHeading___Toc8226_986578429"/></text:h>
      <text:p text:style-name="P28">V hlavní nabídce Soubor &gt; Vlastnosti otevřeme dialogové okno <text:alphabetical-index-mark-start text:id="IMark1959282232232"/>Vlastnosti<text:alphabetical-index-mark-end text:id="IMark1959282232232"/> dokumentu <text:span text:style-name="Strong_20_Emphasis"/><text:span text:style-name="T53"/>. Dialogové okno Vlastnosti <text:span text:style-name="T52">poskytuje informace o </text:span><text:span text:style-name="T23">d</text:span><text:span text:style-name="T19">okumentu</text:span><text:span text:style-name="T52"> a </text:span>umožňuje nastavit některé z <text:span text:style-name="T52">jeho</text:span> vlastností. Okno a jeho karty jsou popsány níže.</text:p>
      <text:h text:style-name="P97" text:outline-level="2"><text:bookmark-start text:name="__RefHeading__93940_1332025858"/>Obecné<text:bookmark-end text:name="__RefHeading__93940_1332025858"/></text:h>
      <text:p text:style-name="P28">Obsahují základní informace o souboru: <text:span text:style-name="T70">n</text:span>ázev a typ souboru<text:span text:style-name="T70">; umístění; velikost souboru; datum a čas vytvoření a změny, autor souboru a </text:span><text:span text:style-name="T26"/><text:span text:style-name="T70">poslední změny; šablona použitá k vytvoření souboru; datum, čas  a  autor digitálního podpisu; datum, čas  a uživatelské jméno toho, kdo naposledy vytiskl soubor; celkový čas úprav a číslo revize</text:span>.</text:p>
      <text:p text:style-name="P53">Dostupné <text:span text:style-name="T27">ovládací prvky</text:span>:</text:p>
      <text:list xml:id="list102221584542256" text:continue-numbering="true" text:style-name="List_20_1">
        <text:list-item>
          <text:p text:style-name="P127"><text:span text:style-name="Strong_20_Emphasis">Změnit heslo</text:span> – otevře okno pro změnu hesla. Je aktivní, pouze pokud bylo nastaveno heslo souboru.</text:p>
        </text:list-item>
        <text:list-item>
          <text:p text:style-name="P127"><text:span text:style-name="Strong_20_Emphasis">Elektronické podpisy</text:span> – otevře dialogové okno Digitální podpisy, v němž můžeme spravovat digitální podpisy pro aktuální dokument.</text:p>
        </text:list-item>
        <text:list-item>
          <text:p text:style-name="P127"><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127"><text:span text:style-name="Strong_20_Emphasis">Uložit s tímto dokumentem obrázek náhledu</text:span> – <text:span text:style-name="T55">uloží uvnitř dokumentu náhled thumbnail.png. Tento obrázek může za určitých podmínek použít správce souborů.</text:span></text:p>
        </text:list-item>
        <text:list-item>
          <text:p text:style-name="P127"><text:span text:style-name="Strong_20_Emphasis">Obnovit vlastnosti</text:span> – nastaví čas úprav na nulu, datum vytvoření na aktuální datum a čas a číslo verze na 1. Také se smaže datum úpravy a vytištění.</text:p>
        </text:list-item>
      </text:list>
      <text:h text:style-name="P97" text:outline-level="2"><text:bookmark-start text:name="__RefHeading__93942_1332025858"/>Popis<text:bookmark-end text:name="__RefHeading__93942_1332025858"/></text:h>
      <text:p text:style-name="P54">Obsahuje <text:span text:style-name="T56">volitelné editovatelné </text:span>popisné informace o <text:span text:style-name="T28">dokumentu, které lze exportovat jako metadata do jiných formátů souborů</text:span>.</text:p>
      <text:list xml:id="list102220967406813" text:continue-numbering="true" text:style-name="List_20_1">
        <text:list-item>
          <text:p text:style-name="P127"><text:span text:style-name="Strong_20_Emphasis">Název</text:span> – zadáme titulek <text:span text:style-name="T27">dokumentu</text:span>.</text:p>
        </text:list-item>
        <text:list-item>
          <text:p text:style-name="P127"><text:span text:style-name="Strong_20_Emphasis">Předmět</text:span> – zadáme předmět <text:span text:style-name="T27">dokumentu</text:span>. Pomocí předmětu je možné seskupit dokumenty s podobným obsahem.</text:p>
        </text:list-item>
        <text:list-item>
          <text:p text:style-name="P127"><text:span text:style-name="Strong_20_Emphasis">Klíčová slova</text:span> – vložíme slova, ze kterých chceme vytvořit index obsahu <text:span text:style-name="T52"/><text:span text:style-name="T27">dokumentu</text:span>. Klíčová slova musí být oddělena čárkou. Klíčové slovo může obsahovat prázdné znaky nebo středníky.</text:p>
        </text:list-item>
        <text:list-item>
          <text:p text:style-name="P127"><text:span text:style-name="Strong_20_Emphasis">Komentáře</text:span> – zadáme komentář, který pomůže identifikovat <text:span text:style-name="T27">dokument</text:span>.</text:p>
        </text:list-item>
      </text:list>
      <text:h text:style-name="P97" text:outline-level="2"><text:bookmark-start text:name="__RefHeading__93944_1332025858"/><text:soft-page-break/>Vlastní vlastnosti<text:bookmark-end text:name="__RefHeading__93944_1332025858"/></text:h>
      <text:p text:style-name="P52"><text:span text:style-name="T57">Záložku</text:span> použijeme pro přiřazení informačních polí do <text:span text:style-name="T58"/><text:span text:style-name="T21">d</text:span><text:span text:style-name="T19">okumentu</text:span>. <text:span text:style-name="T57">V novém </text:span><text:span text:style-name="T22">d</text:span><text:span text:style-name="T19">okumentu</text:span><text:span text:style-name="T57"> může být tato stránka</text:span> prázdná. Pokud je nový <text:span text:style-name="T22">d</text:span><text:span text:style-name="T19">okument</text:span> založen na šabloně, může tato stránka obsahovat pole. V každém řádku můžeme změnit název, typ a obsah polí. Informace v polích budou exportovány jako metadata do dalších souborových formátů.</text:p>
      <text:p text:style-name="P28">Chceme-li přidat novou vlastní vlastnost, klepneme na <text:span text:style-name="Strong_20_Emphasis">Přidat vlastnost</text:span>. Klepnutím na <text:span text:style-name="Strong_20_Emphasis">Obnovit</text:span> smažeme všechny vlastní vlastnosti.</text:p>
      <text:h text:style-name="P97" text:outline-level="2"><text:bookmark-start text:name="__RefHeading___Toc22589_734154040"/>Vlastnosti CMIS<text:bookmark-end text:name="__RefHeading___Toc22589_734154040"/></text:h>
      <text:p text:style-name="P28"><text:span text:style-name="T59">Používá se pro </text:span><text:span text:style-name="T18">d</text:span><text:span text:style-name="T19">okumenty</text:span><text:span text:style-name="T59"> uložené na vzdálených serverech. Více informací se nachází v nápovědě.</text:span></text:p>
      <text:h text:style-name="P97" text:outline-level="2"><text:bookmark-start text:name="__RefHeading__93948_1332025858"/>Zabezpečení<text:bookmark-end text:name="__RefHeading__93948_1332025858"/></text:h>
      <text:p text:style-name="P81">Umožňuje dvě možnosti zabezpečení chráněné heslem.</text:p>
      <text:list xml:id="list102222673570524" text:continue-numbering="true" text:style-name="List_20_1">
        <text:list-item>
          <text:p text:style-name="P127"><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127"><text:span text:style-name="Strong_20_Emphasis">Zaznamenávat změny</text:span> – vybereme, pokud požadujeme zaznamenávat všechny změny. Stav sledování změn uzamkneme heslem klepnutím na <text:span text:style-name="Strong_20_Emphasis">Zamknout</text:span> a zadáme heslo. Jde o obdobu volby v hlavní nabídce <text:span text:style-name="Strong_20_Emphasis">Úpravy &gt; Sledování</text:span><text:span text:style-name="T54"> </text:span><text:span text:style-name="Strong_20_Emphasis">změn &gt; Záznam</text:span><text:span text:style-name="T54"/>. Ostatní uživatelé budou moci dokument měnit, ale nebudou moci bez znalosti hesla vypnout zaznamenávání změn.</text:p>
        </text:list-item>
        <text:list-item>
          <text:p text:style-name="P127"><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Uzamknutí zrušíme klepnutím na <text:span text:style-name="Strong_20_Emphasis">Odemknout</text:span> a zadáním správného hesla.</text:p>
        </text:list-item>
      </text:list>
      <text:h text:style-name="P97" text:outline-level="2"><text:bookmark-start text:name="__RefHeading__8239_395850135"/>Písmo<text:bookmark-end text:name="__RefHeading__8239_395850135"/></text:h>
      <text:p text:style-name="P28">Po zaškrtnutí pole <text:span text:style-name="Strong_20_Emphasis">Vložit písma do dokumentu</text:span> se všechna písma použitá v <text:span text:style-name="T20">d</text:span><text:span text:style-name="T19">okumentu</text:span> uloží spolu s dokumetnem.<text:span text:style-name="T60"/>. To může být užitečné, pokud vytváříme PDF a chceme zajistit jednotný vzhled dokumentu při zobrazení na jioném počítači.<text:span text:style-name="T60"/></text:p>
      <text:p text:style-name="P28"><text:span text:style-name="Strong_20_Emphasis">Vložit pouze písma použitá v dokumentech</text:span> – <text:span text:style-name="T60">tuto možnost zvolíme, pokud nechceme, aby se do  </text:span><text:span text:style-name="T20">d</text:span><text:span text:style-name="T19">okumentu</text:span><text:span text:style-name="T60"> vkládala všechna písma (například ze šablony dokumentu), ale jen písma v dokumentu použitá.</text:span></text:p>
      <text:p text:style-name="P28"><text:span text:style-name="Strong_20_Emphasis"><text:span text:style-name="T54">Vkládaná písma</text:span></text:span><text:span text:style-name="T54"> – vybereme, které typy písem chceme vložit: latinská, asijská, komplexní. </text:span></text:p>
      <text:h text:style-name="P97" text:outline-level="2"><text:bookmark-start text:name="__RefHeading__93950_1332025858"/>Statistika<text:bookmark-end text:name="__RefHeading__93950_1332025858"/></text:h>
      <text:p text:style-name="P28">Zobrazí statistiku pro aktuální soubor, <text:span text:style-name="T61">například</text:span> <text:span text:style-name="T52">počet stránek, slov a písmen</text:span>.</text:p>
      <text:h text:style-name="Heading_20_1" text:outline-level="1"><text:bookmark-start text:name="__RefHeading__22093_697337876"/><text:reference-mark-start text:name="Closing a document"/>Zavření dokumentu<text:bookmark-end text:name="__RefHeading__22093_697337876"/><text:reference-mark-end text:name="Closing a document"/></text:h>
      <text:p text:style-name="Text_20_body">Pokud je otevřený jen jediný dokument a chceme jej zavřít, zvolíme v hlavní nabídce <text:span text:style-name="Strong_20_Emphasis">Soubor &gt; Zavřít</text:span> nebo klepneme na tlačítko X na pravé nebo levé straně hlavní nabídky. V operačních systémech Windows a Linux se dokument zavře a otevře se úvodní obrazovka LibreOffice. V operačním systému macOS se dokument zavře a zůstane zobrazena pouze hlavní nabídka v horní části obrazovky.</text:p>
      <text:p text:style-name="Text_20_body">Pokud je otevřeno více dokumentů než jeden a chceme zavřít jeden z nich, zvolíme <text:span text:style-name="Strong_20_Emphasis">Soubor &gt; Zavřít</text:span> v hlavní nabídce nebo klepneme na tlačítko X v záhlaví okna daného dokumentu. Toto tlačítko se může nacházet na pravé nebo levé straně lišty záhlaví.</text:p>
      <text:p text:style-name="P9">Pokud nebyly v dokumentu uloženy změny, zobrazí se dotaz na uložení. V něm zvolíme, zda chceme změny uložit nebo zahodit.</text:p>
      <text:list xml:id="list102222893559122" text:continue-list="list816635282" text:style-name="Heading_20_Caution">
        <text:list-item>
          <text:p text:style-name="Heading_20_Caution"><text:soft-page-break/>Upozornění</text:p>
        </text:list-item>
      </text:list>
      <text:p text:style-name="Text_20_Note">Neuložíme-li dokument, můžeme ztratit poslední změny, nebo i celý obsah souboru.</text:p>
      <text:h text:style-name="P94" text:outline-level="1"><text:bookmark-start text:name="__RefHeading__22095_697337876"/>Zavření LibreOffice<text:bookmark-end text:name="__RefHeading__22095_697337876"/></text:h>
      <text:p text:style-name="Text_20_body">Chceme-li program LibreOffice úplně zavřít, zvolíme v operačních systémech Windows a Linux v hlavní nabídce <text:span text:style-name="Strong_20_Emphasis">Soubor &gt; Ukončit</text:span><text:span text:style-name="Strong_20_Emphasis"><text:span text:style-name="T91"/></text:span><text:span text:style-name="T62"/>. <text:span text:style-name="T62">V</text:span> <text:span text:style-name="T62">m</text:span>ac<text:span text:style-name="T62">OS</text:span> v hlavní nabídce zvolíme <text:span text:style-name="Strong_20_Emphasis">LibreOffice &gt; Ukončit LibreOffice</text:span>.</text:p>
      <text:p text:style-name="Text_20_body"><text:span text:style-name="T62">Pokud v operačních systémech Windows a Linux</text:span> zavřeme poslední otevřený dokument pomocí tlačítka X na liště záhlaví okna, LibreOffice se úplně zavře. <text:span text:style-name="T62">V</text:span> <text:span text:style-name="T62">m</text:span>ac<text:span text:style-name="T62">OS</text:span> použijeme nabídku <text:span text:style-name="Strong_20_Emphasis">LibreOffice &gt; Ukončit LibreOffice.</text:span></text:p>
      <text:p text:style-name="Text_20_body">Můžeme také použít následující klávesové zkratky:</text:p>
      <text:list xml:id="list102221627983622" text:continue-list="list8422671345123978339" text:style-name="List_20_1">
        <text:list-item>
          <text:p text:style-name="P124">Ve Windows a Linuxu <text:span text:style-name="Keystroke">Ctrl + q</text:span>.</text:p>
        </text:list-item>
        <text:list-item>
          <text:p text:style-name="P124">V systému macOS – <text:span text:style-name="Keystroke">Command ⌘+q</text:span>.</text:p>
        </text:list-item>
      </text:list>
      <text:p text:style-name="P6"><text:bookmark-start text:name="__RefHeading__5648_1566568644"/>Pokud nebyly v některém dokumentu uloženy změny, zobrazí se okno s dotazem. V něm zvolíme, zda chceme změny uložit nebo zahodit.<text:bookmark-end text:name="__RefHeading__5648_1566568644"/></text:p>
      <text:h text:style-name="P91" text:outline-level="1"><text:bookmark-start text:name="__RefHeading___Toc41364_3017215800"/>Řešení problémů LibreOffice v nouzovém režimu<text:bookmark-end text:name="__RefHeading___Toc41364_3017215800"/></text:h>
      <text:p text:style-name="P37">Nouzový režim <text:span text:style-name="T82">můžeme použít, </text:span>pokud chceme obnovit  instanci LibreOffice, která je poškozená a přestala fungovat nebo se ji nepodařilo spustit.</text:p>
      <text:p text:style-name="P38">Nouzový režim spustíme <text:span text:style-name="T82">následujícími způsoby</text:span>:</text:p>
      <text:list xml:id="list4137682012" text:style-name="List_20_1">
        <text:list-item>
          <text:p text:style-name="P128">V hlavní nabídce zvolíme <text:span text:style-name="Strong_20_Emphasis">Nápověda &gt; Restartovat v nouzovém režimu</text:span><text:span text:style-name="T82"/>.</text:p>
        </text:list-item>
        <text:list-item>
          <text:p text:style-name="P129">LibreOffice spustíme z příkazové řádky s přepínačem <text:span text:style-name="Code">--safe-mode</text:span>.</text:p>
        </text:list-item>
        <text:list-item>
          <text:p text:style-name="P130"><text:span text:style-name="T82"/>Ze startovací nabídky vybereme položku <text:span text:style-name="Strong_20_Emphasis">LibreOffice (Nouzový režim)</text:span>. Nabídka je dostupná pouze v systému Windows.</text:p>
        </text:list-item>
      </text:list>
      <text:p text:style-name="P65"><draw:frame draw:style-name="fr5" draw:name="Frame13" text:anchor-type="as-char" svg:width="13.935cm" draw:z-index="28"><draw:text-box fo:min-height="8.661cm"><text:p text:style-name="P68"/><text:p text:style-name="P69"><draw:frame draw:style-name="fr9" draw:name="Figura10" text:anchor-type="paragraph" svg:width="14cm" svg:height="9.449cm" draw:z-index="29"><draw:image xlink:href="Pictures/1000000000000372000002338613C06014F8DCF1.png" xlink:type="simple" xlink:show="embed" xlink:actuate="onLoad" loext:mime-type="image/png"/></draw:frame><text:span text:style-name="T12"><text:line-break/></text:span>Obrázek <text:sequence text:ref-name="refFigure13" text:name="Figure" text:formula="ooow:Figure+1" style:num-format="1">14</text:sequence>: Nouzový režim LibreOffice</text:p></draw:text-box></draw:frame></text:p>
      <text:p text:style-name="P39"><text:soft-page-break/>Následující možnosti <text:span text:style-name="T82">Nouzového režimu </text:span>jsou směrem dolů extrémnější, proto se doporučuje, abyste je vyzkoušeli postupně.</text:p>
      <text:list xml:id="list102221016290640" text:continue-numbering="true" text:style-name="List_20_1">
        <text:list-item>
          <text:p text:style-name="P113"><text:span text:style-name="Strong_20_Emphasis">Obnovit ze </text:span><text:span text:style-name="Strong_20_Emphasis"><text:span text:style-name="T87">z</text:span></text:span><text:span text:style-name="Strong_20_Emphasis">álohy</text:span> – <text:span text:style-name="T8">LibreOffice udržuje zálohy předchozích konfigurací a aktivovaných rozšíření. Tuto možnost použijeme k obnovení uživatelské konfigurace, nainstalovaných rozšíření nebo obou do předchozího známého funkčního stavu, pokud </text:span>máme podezření, že naše problémy byly způsobeny nedávnými změnami.</text:p>
        </text:list-item>
        <text:list-item>
          <text:p text:style-name="P113"><text:span text:style-name="Strong_20_Emphasis">Nastavení</text:span> – <text:span text:style-name="T82">Pomocí t</text:span><text:span text:style-name="T8">éto volby deaktivujeme všechna uživatelská rozšíření, hardwarovou akceleraci nebo obojí. To je dobrá volba </text:span><text:span text:style-name="T41">volba</text:span><text:span text:style-name="T8">, pokud dochází k selhání při spuštění nebo k chybám v zobrazení, které často souvisejí s hardwarovou akcelerací.</text:span></text:p>
        </text:list-item>
        <text:list-item>
          <text:p text:style-name="P113"><text:span text:style-name="Strong_20_Emphasis">Rozšíření</text:span> – <text:span text:style-name="T9">Pokud máme podezření, že poškozené rozšíření blokuje nebo způsobuje selhání LibreOffice, </text:span><text:span text:style-name="T10">tato možnost </text:span><text:span text:style-name="T9">nám umožní odinstalovat všechna uživatelská rozšíření </text:span><text:span text:style-name="T10">a </text:span><text:span text:style-name="T9">obnovit stav všech sdílených rozšíření nebo rozšíření dodávaných s LibreOffice. V případě sdílených nebo dodávaných rozšíření bude tato volba fungovat pouze v případě odpovídajících systémových práv uživatele.</text:span><text:span text:style-name="T41"/><text:span text:style-name="T9"/><text:span text:style-name="T10"/><text:span text:style-name="T9"> </text:span><text:span text:style-name="T10">Měla</text:span><text:span text:style-name="T9"> by být spouštěna s rozmyslem.</text:span></text:p>
        </text:list-item>
        <text:list-item>
          <text:p text:style-name="P113"><text:span text:style-name="Strong_20_Emphasis">Obnovit </text:span><text:span text:style-name="Strong_20_Emphasis"><text:span text:style-name="T87">t</text:span></text:span><text:span text:style-name="Strong_20_Emphasis">ovární </text:span><text:span text:style-name="Strong_20_Emphasis"><text:span text:style-name="T87">n</text:span></text:span><text:span text:style-name="Strong_20_Emphasis">astavení</text:span> – <text:span text:style-name="T9">Pokud vše výše uvedené selže, můžete resetovat nastavení a úpravy uživatelského rozhraní nebo celý profil zpět na výchozí tovární hodnoty.</text:span></text:p>
        </text:list-item>
      </text:list>
      <text:list xml:id="list102221950454879" text:continue-list="list3512215633" text:style-name="List_20_2">
        <text:list-item>
          <text:p text:style-name="P103"><text:span text:style-name="Strong_20_Emphasis">Obnovit </text:span><text:span text:style-name="Strong_20_Emphasis"><text:span text:style-name="T87">n</text:span></text:span><text:span text:style-name="Strong_20_Emphasis">astavení a </text:span><text:span text:style-name="Strong_20_Emphasis"><text:span text:style-name="T87">ú</text:span></text:span><text:span text:style-name="Strong_20_Emphasis">pravy </text:span><text:span text:style-name="Strong_20_Emphasis"><text:span text:style-name="T87">u</text:span></text:span><text:span text:style-name="Strong_20_Emphasis">živatelského </text:span><text:span text:style-name="Strong_20_Emphasis"><text:span text:style-name="T87">r</text:span></text:span><text:span text:style-name="Strong_20_Emphasis">ozhraní</text:span> – <text:span text:style-name="T83">volbou resetujeme uživatelské rozhraní a změny konfigurace, ale zachováme nastavení, jako jsou uživatelský slovník, šablony, </text:span><text:span text:style-name="T84">atd.</text:span></text:p>
        </text:list-item>
        <text:list-item>
          <text:p text:style-name="P103"><text:span text:style-name="Strong_20_Emphasis">Obnovit </text:span><text:span text:style-name="Strong_20_Emphasis"><text:span text:style-name="T87">c</text:span></text:span><text:span text:style-name="Strong_20_Emphasis">elý </text:span><text:span text:style-name="Strong_20_Emphasis"><text:span text:style-name="T87">u</text:span></text:span><text:span text:style-name="Strong_20_Emphasis">živatelský </text:span><text:span text:style-name="Strong_20_Emphasis"><text:span text:style-name="T87">p</text:span></text:span><text:span text:style-name="Strong_20_Emphasis">rofil</text:span> – touto volbou vymažeme všechna vlastní nastavení a vrátíme uživatelský profil do výchozího nastavení.</text:p>
        </text:list-item>
      </text:list>
      <text:list xml:id="list102221239213391" text:continue-list="list102221016290640" text:style-name="List_20_1">
        <text:list-item>
          <text:p text:style-name="P113"><text:span text:style-name="Strong_20_Emphasis">Pokračovat v nouzovém režimu</text:span> – Pokračování v nouzovém režimu umožní pracovat v LibreOffice s dočasným profilem<text:span text:style-name="T11">, který se vytvoří při startu. Jakékoliv rozšíření nebo volby konfigurace, které jsme dříve nastavili, budou muset být znovu nakonfigurována, aby se uplatnila. Mějte na paměti, že veškeré změny nastavení se provedou v tomto dočasném profilu a po </text:span>restartování programu se ztratí.</text:p>
        </text:list-item>
        <text:list-item>
          <text:p text:style-name="P113"><text:span text:style-name="Strong_20_Emphasis">Restartovat v běžném režimu</text:span> – Pokud jsme omylem zapnuli nouzový režim, tato možnost zahodí veškeré změny, ukončí nouzový režim a standardně restartuje LibreOffice.</text:p>
        </text:list-item>
        <text:list-item>
          <text:p text:style-name="P114"><text:span text:style-name="Strong_20_Emphasis">Použít změny a restartovat</text:span> – Výběrem této volby potvrdíme výše vybrané změny a restartujeme LibreOffice.</text:p>
        </text:list-item>
      </text:list>
      <text:list xml:id="list102221066262710" text:continue-list="list102221014654611" text:style-name="Heading_20_Note">
        <text:list-item>
          <text:p text:style-name="P105">Poznámka</text:p>
        </text:list-item>
      </text:list>
      <text:p text:style-name="P45">Pokud použití nouzového režimu problém nevyřeší, karta <text:span text:style-name="T85">R</text:span>ozšířené obsahuje<text:span text:style-name="T85"/> pokyny, jak postupovat dále.</text:p>
      <text:p text:style-name="P45">Na kartě <text:span text:style-name="T85">R</text:span>ozšířené <text:span text:style-name="T85">máme </text:span>také možnost vytvořit ZIP soubor vašeho poškozeného uživatelského profilu, který lze poté nahrát do systému sledování chyb, kde jej vývojáři mohou dále prozkoumat.</text:p>
      <text:p text:style-name="P44">Mějte na paměti, že nahraný profil může obsahovat citlivé informace jako osobní slovník, nastavení či nainstalovaná rozšíření.</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style:font-name="Liberation Sans1" fo:font-family="'Liberation Sans'" style:font-style-name="Regular" style:font-family-generic="swiss" style:font-pitch="variable" fo:background-color="#ff00c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d54e9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da9e4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Řešení problémů LibreOffice v nouzovém režimu</text:chapter> <text:span text:style-name="MT1">| </text:span><text:page-number text:select-page="current">23</text:page-number></text:p>
      </style:footer>
      <style:footer-left>
        <text:p text:style-name="Footer"><text:page-number text:select-page="current">20</text:page-number><text:s/><text:span text:style-name="MT2">| </text:span><text:chapter text:display="name" text:outline-level="1">Používání vlastností dokumentu</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 Představujeme LibreOffice</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 Představujeme LibreOffic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19:59:07.462000000</meta:creation-date>
    <meta:editing-duration>P0D</meta:editing-duration>
    <meta:editing-cycles>1</meta:editing-cycles>
    <meta:generator>LibreOffice/6.2.8.2$Windows_X86_64 LibreOffice_project/f82ddfca21ebc1e222a662a32b25c0c9d20169ee</meta:generator>
    <dc:title>Kapiola 1 Představujeme LibreOffice</dc:title>
    <meta:document-statistic meta:table-count="3" meta:image-count="16" meta:object-count="0" meta:page-count="23" meta:paragraph-count="438" meta:word-count="7489" meta:character-count="44355" meta:non-whitespace-character-count="37340"/>
    <meta:template xlink:type="simple" xlink:actuate="onRequest" xlink:title="LibreOffice_6_Chapter_Template" xlink:href="../../../AppData/Roaming/LibreOffice/4/user/template/LibreOffice/LibreOffice_6_Chapter_Template.ott" meta:date="2018-03-03T10:18:13.750000000"/>
  </office:meta>
</office:document-meta>
</file>